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7854in"/>
    </style:style>
    <style:style style:name="co12" style:family="table-column">
      <style:table-column-properties fo:break-before="auto" style:column-width="0.7957in"/>
    </style:style>
    <style:style style:name="co13" style:family="table-column">
      <style:table-column-properties fo:break-before="auto" style:column-width="4.1756in"/>
    </style:style>
    <style:style style:name="co14" style:family="table-column">
      <style:table-column-properties fo:break-before="auto" style:column-width="0.5484in"/>
    </style:style>
    <style:style style:name="co15" style:family="table-column">
      <style:table-column-properties fo:break-before="auto" style:column-width="0.83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7638in"/>
    </style:style>
    <style:style style:name="co10" style:family="table-column">
      <style:table-column-properties fo:break-before="auto" style:column-width="3.3035in"/>
    </style:style>
    <style:style style:name="co11" style:family="table-column">
      <style:table-column-properties fo:break-before="auto" style:column-width="3.099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1.7543in"/>
    </style:style>
    <style:style style:name="co19" style:family="table-column">
      <style:table-column-properties fo:break-before="auto" style:column-width="2.9701in"/>
    </style:style>
    <style:style style:name="co22" style:family="table-column">
      <style:table-column-properties fo:break-before="auto" style:column-width="0.6882in"/>
    </style:style>
    <style:style style:name="co23" style:family="table-column">
      <style:table-column-properties fo:break-before="auto" style:column-width="1.9693in"/>
    </style:style>
    <style:style style:name="co24" style:family="table-column">
      <style:table-column-properties fo:break-before="auto" style:column-width="2.798in"/>
    </style:style>
    <style:style style:name="co25" style:family="table-column">
      <style:table-column-properties fo:break-before="auto" style:column-width="0.6134in"/>
    </style:style>
    <style:style style:name="co26" style:family="table-column">
      <style:table-column-properties fo:break-before="auto" style:column-width="2.2492in"/>
    </style:style>
    <style:style style:name="co27" style:family="table-column">
      <style:table-column-properties fo:break-before="auto" style:column-width="0.5591in"/>
    </style:style>
    <style:style style:name="co28" style:family="table-column">
      <style:table-column-properties fo:break-before="auto" style:column-width="1.6035in"/>
    </style:style>
    <style:style style:name="co29" style:family="table-column">
      <style:table-column-properties fo:break-before="auto" style:column-width="2.3244in"/>
    </style:style>
    <style:style style:name="co30" style:family="table-column">
      <style:table-column-properties fo:break-before="auto" style:column-width="0.7425in"/>
    </style:style>
    <style:style style:name="co31" style:family="table-column">
      <style:table-column-properties fo:break-before="auto" style:column-width="1.5819in"/>
    </style:style>
    <style:style style:name="co32" style:family="table-column">
      <style:table-column-properties fo:break-before="auto" style:column-width="1.775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91in" fo:break-before="page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12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2693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138in solid #000000" fo:padding-bottom="0.0193in" fo:padding-left="0.0138in" fo:padding-right="0.0138in" fo:padding-top="0.0193in"/>
      <style:text-properties style:text-underline-style="none" fo:font-weight="bold" style:font-weight-asian="bold" style:font-weight-complex="bold"/>
    </style:style>
    <style:style style:name="ce22" style:family="table-cell" style:parent-style-name="Default">
      <style:table-cell-properties fo:wrap-option="no-wrap" fo:border="0.0138in solid #000000" fo:padding-bottom="0.0193in" fo:padding-left="0.0138in" fo:padding-right="0.0138in" fo:padding-top="0.0193in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order="0.0138in solid #000000" fo:padding-bottom="0.0193in" fo:padding-left="0.0138in" fo:padding-right="0.0138in" fo:padding-top="0.0193in"/>
    </style:style>
    <style:style style:name="ce4" style:family="table-cell" style:parent-style-name="Default">
      <style:table-cell-properties fo:border="none" fo:padding-bottom="0.0193in" fo:padding-left="0.0138in" fo:padding-right="0.0138in" fo:padding-top="0.0193in"/>
    </style:style>
    <style:style style:name="ce5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8" style:family="table-cell" style:parent-style-name="Default">
      <style:table-cell-properties fo:wrap-option="no-wrap" fo:border="0.0138in solid #000000" fo:padding-bottom="0.0193in" fo:padding-left="0.0138in" fo:padding-right="0.0138in" fo:padding-top="0.0193in"/>
    </style:style>
    <style:style style:name="ce9" style:family="table-cell" style:parent-style-name="Default">
      <style:table-cell-properties fo:wrap-option="no-wrap" fo:border="none" fo:padding-bottom="0.0193in" fo:padding-left="0.0138in" fo:padding-right="0.0138in" fo:padding-top="0.0193in"/>
    </style:style>
    <style:style style:name="ce11" style:family="table-cell" style:parent-style-name="Default">
      <style:table-cell-properties fo:border="0.0138in solid #000000" fo:padding-bottom="0.0193in" fo:padding-left="0.0138in" fo:padding-right="0.0138in" fo:padding-top="0.0193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fo:border="0.0138in solid #000000" fo:padding-bottom="0.0193in" fo:padding-left="0.0138in" fo:padding-right="0.0138in" fo:padding-top="0.0193in"/>
    </style:style>
    <style:style style:name="ce14" style:family="table-cell" style:parent-style-name="Default">
      <style:table-cell-properties style:text-align-source="fix" style:repeat-content="false" fo:wrap-option="no-wrap" fo:border="0.0138in solid #000000" fo:padding-bottom="0.0193in" fo:padding-left="0.0138in" fo:padding-right="0.0138in" fo:padding-top="0.0193in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wrap-option="wrap" fo:border="0.0138in solid #000000" fo:padding-bottom="0.0193in" fo:padding-left="0.0138in" fo:padding-right="0.0138in" fo:padding-top="0.0193in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wrap-option="no-wrap" fo:border="none" fo:padding-bottom="0.0193in" fo:padding-left="0.0138in" fo:padding-right="0.0138in" fo:padding-top="0.0193in"/>
      <style:paragraph-properties fo:text-align="start" fo:margin-left="0in"/>
    </style:style>
    <style:style style:name="ce23" style:family="table-cell" style:parent-style-name="Default">
      <style:table-cell-properties fo:border="0.013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21" style:family="table-cell" style:parent-style-name="Default"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="0.0138in solid #000000" fo:padding-bottom="0.0193in" fo:padding-left="0.0138in" fo:padding-right="0.0138in" fo:padding-top="0.0193in"/>
      <style:text-properties fo:font-size="8pt" style:font-size-asian="8pt" style:font-size-complex="8pt"/>
    </style:style>
    <style:style style:name="ce29" style:family="table-cell" style:parent-style-name="Default">
      <style:table-cell-properties fo:border="0.0138in solid #000000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wrap-option="wrap" fo:border="0.0138in solid #000000" fo:padding-bottom="0.0193in" fo:padding-left="0.0138in" fo:padding-right="0.0138in" fo:padding-top="0.0193in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6" table:default-cell-style-name="ce6"/>
        <table:table-column table:style-name="co7" table:default-cell-style-name="ce6"/>
        <table:table-column table:style-name="co12" table:default-cell-style-name="ce6"/>
        <table:table-column table:style-name="co13" table:default-cell-style-name="ce8"/>
        <table:table-column table:style-name="co14" table:default-cell-style-name="ce6"/>
        <table:table-column table:style-name="co15" table:default-cell-style-name="ce6"/>
        <table:table-row table:style-name="ro1">
          <table:table-cell table:style-name="ce1" office:value-type="string">
            <text:p>Fubarino Mini Pin Outs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2">
          <table:table-cell table:style-name="ce2" office:value-type="string">
            <text:p>Mini PCB Pin</text:p>
          </table:table-cell>
          <table:table-cell table:style-name="ce5" office:value-type="string">
            <text:p>Arduino Pin</text:p>
          </table:table-cell>
          <table:table-cell table:style-name="ce5" office:value-type="string">
            <text:p>PIC 32 Pin</text:p>
          </table:table-cell>
          <table:table-cell table:style-name="ce5" office:value-type="string">
            <text:p>Silk Name</text:p>
          </table:table-cell>
          <table:table-cell table:style-name="ce2" office:value-type="string">
            <text:p>Pin Functions</text:p>
          </table:table-cell>
          <table:table-cell table:style-name="ce5" office:value-type="string">
            <text:p>Analog</text:p>
          </table:table-cell>
          <table:table-cell table:style-name="ce5" office:value-type="string">
            <text:p>5v Tolerant</text:p>
          </table:table-cell>
        </table:table-row>
        <table:table-row table:style-name="ro2">
          <table:table-cell office:value-type="string">
            <text:p>J1-1</text:p>
          </table:table-cell>
          <table:table-cell table:number-columns-repeated="2"/>
          <table:table-cell office:value-type="string">
            <text:p>Vout</text:p>
          </table:table-cell>
          <table:table-cell table:number-columns-repeated="3"/>
        </table:table-row>
        <table:table-row table:style-name="ro2">
          <table:table-cell office:value-type="string">
            <text:p>J1-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3"/>
        </table:table-row>
        <table:table-row table:style-name="ro2">
          <table:table-cell office:value-type="string">
            <text:p>J1-3</text:p>
          </table:table-cell>
          <table:table-cell table:number-columns-repeated="2"/>
          <table:table-cell office:value-type="string">
            <text:p>3.3v</text:p>
          </table:table-cell>
          <table:table-cell table:number-columns-repeated="3"/>
        </table:table-row>
        <table:table-row table:style-name="ro2">
          <table:table-cell office:value-type="string">
            <text:p>J1-4</text:p>
          </table:table-cell>
          <table:table-cell office:value-type="string">
            <text:p>Pin 0</text:p>
          </table:table-cell>
          <table:table-cell office:value-type="string">
            <text:p>RB13</text:p>
          </table:table-cell>
          <table:table-cell office:value-type="string">
            <text:p>0</text:p>
          </table:table-cell>
          <table:table-cell office:value-type="string">
            <text:p>AN11/RPB13/CTPLS/PMRD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5</text:p>
          </table:table-cell>
          <table:table-cell office:value-type="string">
            <text:p>Pin 1</text:p>
          </table:table-cell>
          <table:table-cell office:value-type="string">
            <text:p>RA10</text:p>
          </table:table-cell>
          <table:table-cell office:value-type="string">
            <text:p>1</text:p>
          </table:table-cell>
          <table:table-cell office:value-type="string">
            <text:p>PGED/TMS/PMA10 (LED)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1-6</text:p>
          </table:table-cell>
          <table:table-cell office:value-type="string">
            <text:p>Pin 2</text:p>
          </table:table-cell>
          <table:table-cell office:value-type="string">
            <text:p>RA7</text:p>
          </table:table-cell>
          <table:table-cell office:value-type="string">
            <text:p>2</text:p>
          </table:table-cell>
          <table:table-cell office:value-type="string">
            <text:p>PGEC/TCK/CTED8/PMA7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1-7</text:p>
          </table:table-cell>
          <table:table-cell office:value-type="string">
            <text:p>Pin 3</text:p>
          </table:table-cell>
          <table:table-cell office:value-type="string">
            <text:p>RB14</text:p>
          </table:table-cell>
          <table:table-cell office:value-type="string">
            <text:p>3</text:p>
          </table:table-cell>
          <table:table-cell office:value-type="string">
            <text:p>CVREF/AN10/C3INB/RPB14/VBUSON/SCK1/CTED5 (used-USB)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8</text:p>
          </table:table-cell>
          <table:table-cell office:value-type="string">
            <text:p>Pin 4</text:p>
          </table:table-cell>
          <table:table-cell office:value-type="string">
            <text:p>RB15</text:p>
          </table:table-cell>
          <table:table-cell office:value-type="string">
            <text:p>4</text:p>
          </table:table-cell>
          <table:table-cell office:value-type="string">
            <text:p>AN9/C3INA/RPB15/SCK2/CTED6/PMCS1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9</text:p>
          </table:table-cell>
          <table:table-cell office:value-type="string">
            <text:p>Pin 5</text:p>
          </table:table-cell>
          <table:table-cell office:value-type="string">
            <text:p>RA0</text:p>
          </table:table-cell>
          <table:table-cell office:value-type="string">
            <text:p>5</text:p>
          </table:table-cell>
          <table:table-cell office:value-type="string">
            <text:p>PGED3/VREF+/CVREF+/AN0/C3INC/RPA0/CTED1/PMD7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10</text:p>
          </table:table-cell>
          <table:table-cell office:value-type="string">
            <text:p>Pin 6</text:p>
          </table:table-cell>
          <table:table-cell office:value-type="string">
            <text:p>RA1</text:p>
          </table:table-cell>
          <table:table-cell office:value-type="string">
            <text:p>6</text:p>
          </table:table-cell>
          <table:table-cell office:value-type="string">
            <text:p>PGEC3/VREF-/CVREF-/AN1/RPA1/CTED2/PMD6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11</text:p>
          </table:table-cell>
          <table:table-cell office:value-type="string">
            <text:p>Pin 7</text:p>
          </table:table-cell>
          <table:table-cell office:value-type="string">
            <text:p>RB0</text:p>
          </table:table-cell>
          <table:table-cell office:value-type="string">
            <text:p>7</text:p>
          </table:table-cell>
          <table:table-cell office:value-type="string">
            <text:p>PGED1/AN2/C1IND/C2INB/C3IND/RPB0/PMD0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12</text:p>
          </table:table-cell>
          <table:table-cell office:value-type="string">
            <text:p>Pin 8</text:p>
          </table:table-cell>
          <table:table-cell office:value-type="string">
            <text:p>RB1</text:p>
          </table:table-cell>
          <table:table-cell office:value-type="string">
            <text:p>8</text:p>
          </table:table-cell>
          <table:table-cell office:value-type="string">
            <text:p>PGEC1/AN3/C1INC/C2INA/RPB1/CTED12/PMD1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13</text:p>
          </table:table-cell>
          <table:table-cell office:value-type="string">
            <text:p>Pin 9</text:p>
          </table:table-cell>
          <table:table-cell office:value-type="string">
            <text:p>RB2</text:p>
          </table:table-cell>
          <table:table-cell office:value-type="string">
            <text:p>9</text:p>
          </table:table-cell>
          <table:table-cell office:value-type="string">
            <text:p>AN4/C1INB/C2IND/RPB2/SDA2/CTED13/PMD2/CNB2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14</text:p>
          </table:table-cell>
          <table:table-cell office:value-type="string">
            <text:p>Pin 10</text:p>
          </table:table-cell>
          <table:table-cell office:value-type="string">
            <text:p>RB3</text:p>
          </table:table-cell>
          <table:table-cell office:value-type="string">
            <text:p>10</text:p>
          </table:table-cell>
          <table:table-cell office:value-type="string">
            <text:p>AN5/C1INA/C2INC/RTCC/RPB3/SCL2/PMWR/CNB3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15</text:p>
          </table:table-cell>
          <table:table-cell office:value-type="string">
            <text:p>Pin 11</text:p>
          </table:table-cell>
          <table:table-cell office:value-type="string">
            <text:p>RC0</text:p>
          </table:table-cell>
          <table:table-cell office:value-type="string">
            <text:p>11</text:p>
          </table:table-cell>
          <table:table-cell office:value-type="string">
            <text:p>AN6/RPC0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16</text:p>
          </table:table-cell>
          <table:table-cell office:value-type="string">
            <text:p>Pin 12</text:p>
          </table:table-cell>
          <table:table-cell office:value-type="string">
            <text:p>RC1</text:p>
          </table:table-cell>
          <table:table-cell office:value-type="string">
            <text:p>12</text:p>
          </table:table-cell>
          <table:table-cell office:value-type="string">
            <text:p>AN7/RPC1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17</text:p>
          </table:table-cell>
          <table:table-cell office:value-type="string">
            <text:p>Pin 13</text:p>
          </table:table-cell>
          <table:table-cell office:value-type="string">
            <text:p>RC2</text:p>
          </table:table-cell>
          <table:table-cell office:value-type="string">
            <text:p>13</text:p>
          </table:table-cell>
          <table:table-cell office:value-type="string">
            <text:p>AN8/RPC2/PMA2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18</text:p>
          </table:table-cell>
          <table:table-cell office:value-type="string">
            <text:p>Pin 14</text:p>
          </table:table-cell>
          <table:table-cell office:value-type="string">
            <text:p>RA2</text:p>
          </table:table-cell>
          <table:table-cell office:value-type="string">
            <text:p>14</text:p>
          </table:table-cell>
          <table:table-cell office:value-type="string">
            <text:p>OSC1/CLKI/RPA2 (used-crystal)</text:p>
          </table:table-cell>
          <table:table-cell table:number-columns-repeated="2"/>
        </table:table-row>
        <table:table-row table:style-name="ro2">
          <table:table-cell office:value-type="string">
            <text:p>J1-19</text:p>
          </table:table-cell>
          <table:table-cell office:value-type="string">
            <text:p>Pin 15</text:p>
          </table:table-cell>
          <table:table-cell office:value-type="string">
            <text:p>RA3</text:p>
          </table:table-cell>
          <table:table-cell office:value-type="string">
            <text:p>15</text:p>
          </table:table-cell>
          <table:table-cell office:value-type="string">
            <text:p>OSC2/CLKO/RPA3 (used-crystal)</text:p>
          </table:table-cell>
          <table:table-cell table:number-columns-repeated="2"/>
        </table:table-row>
        <table:table-row table:style-name="ro2">
          <table:table-cell office:value-type="string">
            <text:p>J1-20</text:p>
          </table:table-cell>
          <table:table-cell office:value-type="string">
            <text:p>Pin 16</text:p>
          </table:table-cell>
          <table:table-cell office:value-type="string">
            <text:p>RA8</text:p>
          </table:table-cell>
          <table:table-cell office:value-type="string">
            <text:p>16</text:p>
          </table:table-cell>
          <table:table-cell office:value-type="string">
            <text:p>TDO/RPA8/PMA8/ (PRG button)</text:p>
          </table:table-cell>
          <table:table-cell/>
          <table:table-cell office:value-type="string">
            <text:p>Y</text:p>
          </table:table-cell>
        </table:table-row>
        <table:table-row table:style-name="ro3">
          <table:table-cell table:style-name="ce4"/>
          <table:table-cell table:style-name="ce7" table:number-columns-repeated="3"/>
          <table:table-cell table:style-name="ce9"/>
          <table:table-cell table:style-name="ce7" table:number-columns-repeated="2"/>
        </table:table-row>
        <table:table-row table:style-name="ro2">
          <table:table-cell table:style-name="ce2" office:value-type="string">
            <text:p>Mini PCB Pin</text:p>
          </table:table-cell>
          <table:table-cell table:style-name="ce5" office:value-type="string">
            <text:p>Arduino Pin</text:p>
          </table:table-cell>
          <table:table-cell table:style-name="ce5" office:value-type="string">
            <text:p>PIC 32 Pin</text:p>
          </table:table-cell>
          <table:table-cell table:style-name="ce5" office:value-type="string">
            <text:p>Silk Name</text:p>
          </table:table-cell>
          <table:table-cell table:style-name="ce22" office:value-type="string">
            <text:p>Pin Functions</text:p>
          </table:table-cell>
          <table:table-cell table:style-name="ce5" office:value-type="string">
            <text:p>Analog</text:p>
          </table:table-cell>
          <table:table-cell table:style-name="ce5" office:value-type="string">
            <text:p>5v Tolerant</text:p>
          </table:table-cell>
        </table:table-row>
        <table:table-row table:style-name="ro2">
          <table:table-cell office:value-type="string">
            <text:p>J2-1</text:p>
          </table:table-cell>
          <table:table-cell office:value-type="string">
            <text:p>Pin 17</text:p>
          </table:table-cell>
          <table:table-cell office:value-type="string">
            <text:p>RB4</text:p>
          </table:table-cell>
          <table:table-cell office:value-type="string">
            <text:p>17</text:p>
          </table:table-cell>
          <table:table-cell office:value-type="string">
            <text:p>SOSCI/RPB4</text:p>
          </table:table-cell>
          <table:table-cell table:number-columns-repeated="2"/>
        </table:table-row>
        <table:table-row table:style-name="ro2">
          <table:table-cell office:value-type="string">
            <text:p>J2-2</text:p>
          </table:table-cell>
          <table:table-cell office:value-type="string">
            <text:p>Pin 18</text:p>
          </table:table-cell>
          <table:table-cell office:value-type="string">
            <text:p>RA4</text:p>
          </table:table-cell>
          <table:table-cell office:value-type="string">
            <text:p>18</text:p>
          </table:table-cell>
          <table:table-cell office:value-type="string">
            <text:p>SOSCO/RPA4/T1CK/CTED9</text:p>
          </table:table-cell>
          <table:table-cell table:number-columns-repeated="2"/>
        </table:table-row>
        <table:table-row table:style-name="ro2">
          <table:table-cell office:value-type="string">
            <text:p>J2-3</text:p>
          </table:table-cell>
          <table:table-cell office:value-type="string">
            <text:p>Pin 19</text:p>
          </table:table-cell>
          <table:table-cell office:value-type="string">
            <text:p>RA9</text:p>
          </table:table-cell>
          <table:table-cell office:value-type="string">
            <text:p>19</text:p>
          </table:table-cell>
          <table:table-cell office:value-type="string">
            <text:p>TDI/RPA9/PMA9</text:p>
          </table:table-cell>
          <table:table-cell table:number-columns-repeated="2"/>
        </table:table-row>
        <table:table-row table:style-name="ro2">
          <table:table-cell office:value-type="string">
            <text:p>J2-4</text:p>
          </table:table-cell>
          <table:table-cell office:value-type="string">
            <text:p>Pin 20</text:p>
          </table:table-cell>
          <table:table-cell office:value-type="string">
            <text:p>RC3</text:p>
          </table:table-cell>
          <table:table-cell office:value-type="string">
            <text:p>20</text:p>
          </table:table-cell>
          <table:table-cell office:value-type="string">
            <text:p>AN12/RPC3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2-5</text:p>
          </table:table-cell>
          <table:table-cell office:value-type="string">
            <text:p>Pin 21</text:p>
          </table:table-cell>
          <table:table-cell office:value-type="string">
            <text:p>RC4</text:p>
          </table:table-cell>
          <table:table-cell office:value-type="string">
            <text:p>21</text:p>
          </table:table-cell>
          <table:table-cell office:value-type="string">
            <text:p>RPC4/PMA4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2-6</text:p>
          </table:table-cell>
          <table:table-cell office:value-type="string">
            <text:p>Pin 22</text:p>
          </table:table-cell>
          <table:table-cell office:value-type="string">
            <text:p>RC5</text:p>
          </table:table-cell>
          <table:table-cell office:value-type="string">
            <text:p>22</text:p>
          </table:table-cell>
          <table:table-cell office:value-type="string">
            <text:p>RPC5/PMA3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2-7</text:p>
          </table:table-cell>
          <table:table-cell office:value-type="string">
            <text:p>Pin 23</text:p>
          </table:table-cell>
          <table:table-cell office:value-type="string">
            <text:p>RB5</text:p>
          </table:table-cell>
          <table:table-cell office:value-type="string">
            <text:p>23</text:p>
          </table:table-cell>
          <table:table-cell office:value-type="string">
            <text:p>PRB5/USBID (used-USB)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2-8</text:p>
          </table:table-cell>
          <table:table-cell office:value-type="string">
            <text:p>Pin 24</text:p>
          </table:table-cell>
          <table:table-cell office:value-type="string">
            <text:p>RB7</text:p>
          </table:table-cell>
          <table:table-cell office:value-type="string">
            <text:p>24</text:p>
          </table:table-cell>
          <table:table-cell office:value-type="string">
            <text:p>RPB7/CTED3/PMD5/INT0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2-9</text:p>
          </table:table-cell>
          <table:table-cell office:value-type="string">
            <text:p>Pin 25</text:p>
          </table:table-cell>
          <table:table-cell office:value-type="string">
            <text:p>RB8</text:p>
          </table:table-cell>
          <table:table-cell office:value-type="string">
            <text:p>25</text:p>
          </table:table-cell>
          <table:table-cell office:value-type="string">
            <text:p>RPB8/SCL1/CTED10/PMD4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2-10</text:p>
          </table:table-cell>
          <table:table-cell office:value-type="string">
            <text:p>Pin 26</text:p>
          </table:table-cell>
          <table:table-cell office:value-type="string">
            <text:p>RB9</text:p>
          </table:table-cell>
          <table:table-cell office:value-type="string">
            <text:p>26</text:p>
          </table:table-cell>
          <table:table-cell office:value-type="string">
            <text:p>RPB9/SDA1/CTED4/PMD3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2-11</text:p>
          </table:table-cell>
          <table:table-cell office:value-type="string">
            <text:p>Pin 27</text:p>
          </table:table-cell>
          <table:table-cell office:value-type="string">
            <text:p>RC6</text:p>
          </table:table-cell>
          <table:table-cell office:value-type="string">
            <text:p>27</text:p>
          </table:table-cell>
          <table:table-cell office:value-type="string">
            <text:p>RPC6/PMA1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2-12</text:p>
          </table:table-cell>
          <table:table-cell office:value-type="string">
            <text:p>Pin 28</text:p>
          </table:table-cell>
          <table:table-cell office:value-type="string">
            <text:p>RC7</text:p>
          </table:table-cell>
          <table:table-cell office:value-type="string">
            <text:p>28</text:p>
          </table:table-cell>
          <table:table-cell office:value-type="string">
            <text:p>RPC7/PMA0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2-13</text:p>
          </table:table-cell>
          <table:table-cell office:value-type="string">
            <text:p>Pin 29</text:p>
          </table:table-cell>
          <table:table-cell office:value-type="string">
            <text:p>RC8</text:p>
          </table:table-cell>
          <table:table-cell office:value-type="string">
            <text:p>29</text:p>
          </table:table-cell>
          <table:table-cell office:value-type="string">
            <text:p>RPC8/PMA5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2-14</text:p>
          </table:table-cell>
          <table:table-cell office:value-type="string">
            <text:p>Pin 30</text:p>
          </table:table-cell>
          <table:table-cell office:value-type="string">
            <text:p>RC9</text:p>
          </table:table-cell>
          <table:table-cell office:value-type="string">
            <text:p>30</text:p>
          </table:table-cell>
          <table:table-cell office:value-type="string">
            <text:p>RPC9/CTED7/PMA6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2-15</text:p>
          </table:table-cell>
          <table:table-cell office:value-type="string">
            <text:p>Pin 31</text:p>
          </table:table-cell>
          <table:table-cell office:value-type="string">
            <text:p>RB10</text:p>
          </table:table-cell>
          <table:table-cell office:value-type="string">
            <text:p>31</text:p>
          </table:table-cell>
          <table:table-cell office:value-type="string">
            <text:p>PGED2/RPB10/D+/CTED11 (used- USB)</text:p>
          </table:table-cell>
          <table:table-cell table:number-columns-repeated="2"/>
        </table:table-row>
        <table:table-row table:style-name="ro2">
          <table:table-cell office:value-type="string">
            <text:p>J2-16</text:p>
          </table:table-cell>
          <table:table-cell office:value-type="string">
            <text:p>Pin 32</text:p>
          </table:table-cell>
          <table:table-cell office:value-type="string">
            <text:p>RB11</text:p>
          </table:table-cell>
          <table:table-cell office:value-type="string">
            <text:p>32</text:p>
          </table:table-cell>
          <table:table-cell office:value-type="string">
            <text:p>PGEC2/RPB11/D- (used-USB)</text:p>
          </table:table-cell>
          <table:table-cell table:number-columns-repeated="2"/>
        </table:table-row>
        <table:table-row table:style-name="ro2">
          <table:table-cell office:value-type="string">
            <text:p>J2-17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Reserved</text:p>
          </table:table-cell>
          <table:table-cell table:number-columns-repeated="2"/>
        </table:table-row>
        <table:table-row table:style-name="ro2">
          <table:table-cell office:value-type="string">
            <text:p>J2-18</text:p>
          </table:table-cell>
          <table:table-cell table:number-columns-repeated="2"/>
          <table:table-cell office:value-type="string">
            <text:p>3.3v</text:p>
          </table:table-cell>
          <table:table-cell table:number-columns-repeated="3"/>
        </table:table-row>
        <table:table-row table:style-name="ro2">
          <table:table-cell office:value-type="string">
            <text:p>J2-19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3"/>
        </table:table-row>
        <table:table-row table:style-name="ro2">
          <table:table-cell office:value-type="string">
            <text:p>J2-20</text:p>
          </table:table-cell>
          <table:table-cell table:number-columns-repeated="2"/>
          <table:table-cell office:value-type="string">
            <text:p>Vin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ce3"/>
        <table:table-column table:style-name="co8" table:default-cell-style-name="ce6"/>
        <table:table-column table:style-name="co9" table:number-columns-repeated="2" table:default-cell-style-name="ce6"/>
        <table:table-column table:style-name="co10" table:default-cell-style-name="ce8"/>
        <table:table-column table:style-name="co11" table:default-cell-style-name="ce14"/>
        <table:table-row table:style-name="ro4">
          <table:table-cell table:style-name="ce1" office:value-type="string">
            <text:p>Fubarino Mini PPS Assignments</text:p>
          </table:table-cell>
          <table:table-cell table:style-name="Default" table:number-columns-repeated="5"/>
        </table:table-row>
        <table:table-row table:style-name="ro1">
          <table:table-cell table:style-name="ce1"/>
          <table:table-cell table:style-name="Default" table:number-columns-repeated="5"/>
        </table:table-row>
        <table:table-row table:style-name="ro5">
          <table:table-cell table:style-name="ce11"/>
          <table:table-cell table:style-name="ce3" table:number-columns-repeated="3"/>
          <table:table-cell table:style-name="ce12" office:value-type="string">
            <text:p>Remappable</text:p>
          </table:table-cell>
          <table:table-cell table:style-name="ce12" office:value-type="string">
            <text:p>Remappable</text:p>
          </table:table-cell>
        </table:table-row>
        <table:table-row table:style-name="ro2">
          <table:table-cell table:style-name="ce2" office:value-type="string">
            <text:p>Mini PCB Pin</text:p>
          </table:table-cell>
          <table:table-cell table:style-name="ce5" office:value-type="string">
            <text:p>Arduino Pin</text:p>
          </table:table-cell>
          <table:table-cell table:style-name="ce5" office:value-type="string">
            <text:p>PIC 32 Pin</text:p>
          </table:table-cell>
          <table:table-cell table:style-name="ce5" office:value-type="string">
            <text:p>Silk Name</text:p>
          </table:table-cell>
          <table:table-cell table:style-name="ce5" office:value-type="string">
            <text:p>Input Pins (Table 11-1)</text:p>
          </table:table-cell>
          <table:table-cell table:style-name="ce5" office:value-type="string">
            <text:p>Output Pins (Table 11-2)</text:p>
          </table:table-cell>
        </table:table-row>
        <table:table-row table:style-name="ro2">
          <table:table-cell office:value-type="string">
            <text:p>J1-1</text:p>
          </table:table-cell>
          <table:table-cell table:number-columns-repeated="2"/>
          <table:table-cell office:value-type="string">
            <text:p>Vout</text:p>
          </table:table-cell>
          <table:table-cell table:number-columns-repeated="2"/>
        </table:table-row>
        <table:table-row table:style-name="ro2">
          <table:table-cell office:value-type="string">
            <text:p>J1-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2"/>
        </table:table-row>
        <table:table-row table:style-name="ro2">
          <table:table-cell office:value-type="string">
            <text:p>J1-3</text:p>
          </table:table-cell>
          <table:table-cell table:number-columns-repeated="2"/>
          <table:table-cell office:value-type="string">
            <text:p>3.3v</text:p>
          </table:table-cell>
          <table:table-cell table:number-columns-repeated="2"/>
        </table:table-row>
        <table:table-row table:style-name="ro2">
          <table:table-cell office:value-type="string">
            <text:p>J1-4</text:p>
          </table:table-cell>
          <table:table-cell office:value-type="string">
            <text:p>Pin 0</text:p>
          </table:table-cell>
          <table:table-cell office:value-type="string">
            <text:p>RB13</text:p>
          </table:table-cell>
          <table:table-cell office:value-type="string">
            <text:p>0</text:p>
          </table:table-cell>
          <table:table-cell office:value-type="string">
            <text:p>INT2/T4CK/IC1/IC5/U1RX/U2CTS/SDI2/OCFB</text:p>
          </table:table-cell>
          <table:table-cell office:value-type="string">
            <text:p>SDO1/SDO2/OC4/OC5/REFCLKO</text:p>
          </table:table-cell>
        </table:table-row>
        <table:table-row table:style-name="ro2">
          <table:table-cell office:value-type="string">
            <text:p>J1-5</text:p>
          </table:table-cell>
          <table:table-cell office:value-type="string">
            <text:p>Pin 1</text:p>
          </table:table-cell>
          <table:table-cell office:value-type="string">
            <text:p>RA10</text:p>
          </table:table-cell>
          <table:table-cell office:value-type="string">
            <text:p>1</text:p>
          </table:table-cell>
          <table:table-cell table:number-columns-repeated="2" office:value-type="string">
            <text:p>(LED)</text:p>
          </table:table-cell>
        </table:table-row>
        <table:table-row table:style-name="ro2">
          <table:table-cell office:value-type="string">
            <text:p>J1-6</text:p>
          </table:table-cell>
          <table:table-cell office:value-type="string">
            <text:p>Pin 2</text:p>
          </table:table-cell>
          <table:table-cell office:value-type="string">
            <text:p>RA7</text:p>
          </table:table-cell>
          <table:table-cell office:value-type="string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J1-7</text:p>
          </table:table-cell>
          <table:table-cell office:value-type="string">
            <text:p>Pin 3</text:p>
          </table:table-cell>
          <table:table-cell office:value-type="string">
            <text:p>RB14</text:p>
          </table:table-cell>
          <table:table-cell office:value-type="string">
            <text:p>3</text:p>
          </table:table-cell>
          <table:table-cell office:value-type="string">
            <text:p>INT1/T5CK/IC2/SS2/OCFA (used-USB)</text:p>
          </table:table-cell>
          <table:table-cell office:value-type="string">
            <text:p>U1RTS/U2TX/SS2/OC3/C1OUT (used-USB)</text:p>
          </table:table-cell>
        </table:table-row>
        <table:table-row table:style-name="ro2">
          <table:table-cell office:value-type="string">
            <text:p>J1-8</text:p>
          </table:table-cell>
          <table:table-cell office:value-type="string">
            <text:p>Pin 4</text:p>
          </table:table-cell>
          <table:table-cell office:value-type="string">
            <text:p>RB15</text:p>
          </table:table-cell>
          <table:table-cell office:value-type="string">
            <text:p>4</text:p>
          </table:table-cell>
          <table:table-cell office:value-type="string">
            <text:p>INT4/T2CK/IC4/SS1/REFCLKI</text:p>
          </table:table-cell>
          <table:table-cell office:value-type="string">
            <text:p>U1TX/U2RTS/SS1/OC1/C2OUT</text:p>
          </table:table-cell>
        </table:table-row>
        <table:table-row table:style-name="ro2">
          <table:table-cell office:value-type="string">
            <text:p>J1-9</text:p>
          </table:table-cell>
          <table:table-cell office:value-type="string">
            <text:p>Pin 5</text:p>
          </table:table-cell>
          <table:table-cell office:value-type="string">
            <text:p>RA0</text:p>
          </table:table-cell>
          <table:table-cell office:value-type="string">
            <text:p>5</text:p>
          </table:table-cell>
          <table:table-cell office:value-type="string">
            <text:p>INT4/T2CK/IC4/SS1/REFCLKI</text:p>
          </table:table-cell>
          <table:table-cell office:value-type="string">
            <text:p>U1TX/U2RTS/SS1/OC1/C2OUT</text:p>
          </table:table-cell>
        </table:table-row>
        <table:table-row table:style-name="ro2">
          <table:table-cell office:value-type="string">
            <text:p>J1-10</text:p>
          </table:table-cell>
          <table:table-cell office:value-type="string">
            <text:p>Pin 6</text:p>
          </table:table-cell>
          <table:table-cell office:value-type="string">
            <text:p>RA1</text:p>
          </table:table-cell>
          <table:table-cell office:value-type="string">
            <text:p>6</text:p>
          </table:table-cell>
          <table:table-cell office:value-type="string">
            <text:p>INT3/T3CK/IC3/U1CTS/U2RX/SDI1</text:p>
          </table:table-cell>
          <table:table-cell office:value-type="string">
            <text:p>SDO1/SDO2/OC2/C3OUT</text:p>
          </table:table-cell>
        </table:table-row>
        <table:table-row table:style-name="ro2">
          <table:table-cell office:value-type="string">
            <text:p>J1-11</text:p>
          </table:table-cell>
          <table:table-cell office:value-type="string">
            <text:p>Pin 7</text:p>
          </table:table-cell>
          <table:table-cell office:value-type="string">
            <text:p>RB0</text:p>
          </table:table-cell>
          <table:table-cell office:value-type="string">
            <text:p>7</text:p>
          </table:table-cell>
          <table:table-cell office:value-type="string">
            <text:p>INT1/T5CK/IC2/SS2/OCFA</text:p>
          </table:table-cell>
          <table:table-cell office:value-type="string">
            <text:p>U1RTS/U2TX/SS2/OC3/C1OUT</text:p>
          </table:table-cell>
        </table:table-row>
        <table:table-row table:style-name="ro2">
          <table:table-cell office:value-type="string">
            <text:p>J1-12</text:p>
          </table:table-cell>
          <table:table-cell office:value-type="string">
            <text:p>Pin 8</text:p>
          </table:table-cell>
          <table:table-cell office:value-type="string">
            <text:p>RB1</text:p>
          </table:table-cell>
          <table:table-cell office:value-type="string">
            <text:p>8</text:p>
          </table:table-cell>
          <table:table-cell office:value-type="string">
            <text:p>INT3/T3CK/IC3/U1CTS/U2RX/SDI1</text:p>
          </table:table-cell>
          <table:table-cell office:value-type="string">
            <text:p>SDO1/SDO2/OC2/C3OUT</text:p>
          </table:table-cell>
        </table:table-row>
        <table:table-row table:style-name="ro2">
          <table:table-cell office:value-type="string">
            <text:p>J1-13</text:p>
          </table:table-cell>
          <table:table-cell office:value-type="string">
            <text:p>Pin 9</text:p>
          </table:table-cell>
          <table:table-cell office:value-type="string">
            <text:p>RB2</text:p>
          </table:table-cell>
          <table:table-cell office:value-type="string">
            <text:p>9</text:p>
          </table:table-cell>
          <table:table-cell office:value-type="string">
            <text:p>INT2/T4CK/IC1/IC5/U1RX/U2CTS/SDI2/OCFB</text:p>
          </table:table-cell>
          <table:table-cell office:value-type="string">
            <text:p>SDO1/SDO2/OC4/OC5/REFCLKO</text:p>
          </table:table-cell>
        </table:table-row>
        <table:table-row table:style-name="ro2">
          <table:table-cell office:value-type="string">
            <text:p>J1-14</text:p>
          </table:table-cell>
          <table:table-cell office:value-type="string">
            <text:p>Pin 10</text:p>
          </table:table-cell>
          <table:table-cell office:value-type="string">
            <text:p>RB3</text:p>
          </table:table-cell>
          <table:table-cell office:value-type="string">
            <text:p>10</text:p>
          </table:table-cell>
          <table:table-cell office:value-type="string">
            <text:p>INT4/T2CK/IC4/SS1/REFCLKI</text:p>
          </table:table-cell>
          <table:table-cell office:value-type="string">
            <text:p>U1TX/U2RTS/SS1/OC1/C2OUT</text:p>
          </table:table-cell>
        </table:table-row>
        <table:table-row table:style-name="ro2">
          <table:table-cell office:value-type="string">
            <text:p>J1-15</text:p>
          </table:table-cell>
          <table:table-cell office:value-type="string">
            <text:p>Pin 11</text:p>
          </table:table-cell>
          <table:table-cell office:value-type="string">
            <text:p>RC0</text:p>
          </table:table-cell>
          <table:table-cell office:value-type="string">
            <text:p>11</text:p>
          </table:table-cell>
          <table:table-cell office:value-type="string">
            <text:p>INT4/T2CK/IC4/SS1/REFCLKI</text:p>
          </table:table-cell>
          <table:table-cell office:value-type="string">
            <text:p>U1TX/U2RTS/SS1/OC1/C2OUT</text:p>
          </table:table-cell>
        </table:table-row>
        <table:table-row table:style-name="ro2">
          <table:table-cell office:value-type="string">
            <text:p>J1-16</text:p>
          </table:table-cell>
          <table:table-cell office:value-type="string">
            <text:p>Pin 12</text:p>
          </table:table-cell>
          <table:table-cell office:value-type="string">
            <text:p>RC1</text:p>
          </table:table-cell>
          <table:table-cell office:value-type="string">
            <text:p>12</text:p>
          </table:table-cell>
          <table:table-cell office:value-type="string">
            <text:p>INT2/T4CK/IC1/IC5/U1RX/U2CTS/SDI2/OCFB</text:p>
          </table:table-cell>
          <table:table-cell office:value-type="string">
            <text:p>SDO1/SDO2/OC4/OC5/REFCLKO</text:p>
          </table:table-cell>
        </table:table-row>
        <table:table-row table:style-name="ro2">
          <table:table-cell office:value-type="string">
            <text:p>J1-17</text:p>
          </table:table-cell>
          <table:table-cell office:value-type="string">
            <text:p>Pin 13</text:p>
          </table:table-cell>
          <table:table-cell office:value-type="string">
            <text:p>RC2</text:p>
          </table:table-cell>
          <table:table-cell office:value-type="string">
            <text:p>13</text:p>
          </table:table-cell>
          <table:table-cell office:value-type="string">
            <text:p>INT1/T5CK/IC2/SS2/OCFA</text:p>
          </table:table-cell>
          <table:table-cell office:value-type="string">
            <text:p>U1RTS/U2TX/SS2/OC3/C1OUT</text:p>
          </table:table-cell>
        </table:table-row>
        <table:table-row table:style-name="ro6">
          <table:table-cell office:value-type="string">
            <text:p>J1-18</text:p>
          </table:table-cell>
          <table:table-cell office:value-type="string">
            <text:p>Pin 14</text:p>
          </table:table-cell>
          <table:table-cell office:value-type="string">
            <text:p>RA2</text:p>
          </table:table-cell>
          <table:table-cell office:value-type="string">
            <text:p>14</text:p>
          </table:table-cell>
          <table:table-cell table:style-name="ce13" office:value-type="string">
            <text:p>INT2/T4CK/IC1/IC5/U1RX/U2CTS/SDI2/OCFB (used-crystal)</text:p>
          </table:table-cell>
          <table:table-cell table:style-name="ce15" office:value-type="string">
            <text:p>SDO1/SDO2/OC4/OC5/REFCLKO (used-crystal)</text:p>
          </table:table-cell>
        </table:table-row>
        <table:table-row table:style-name="ro2">
          <table:table-cell office:value-type="string">
            <text:p>J1-19</text:p>
          </table:table-cell>
          <table:table-cell office:value-type="string">
            <text:p>Pin 15</text:p>
          </table:table-cell>
          <table:table-cell office:value-type="string">
            <text:p>RA3</text:p>
          </table:table-cell>
          <table:table-cell office:value-type="string">
            <text:p>15</text:p>
          </table:table-cell>
          <table:table-cell table:style-name="ce13" office:value-type="string">
            <text:p>INT1/T5CK/IC2/SS2/OCFA (used-crystal)</text:p>
          </table:table-cell>
          <table:table-cell table:style-name="ce15" office:value-type="string">
            <text:p>U1RTS/U2TX/SS2/OC3/C1OUT (used-crystal)</text:p>
          </table:table-cell>
        </table:table-row>
        <table:table-row table:style-name="ro2">
          <table:table-cell office:value-type="string">
            <text:p>J1-20</text:p>
          </table:table-cell>
          <table:table-cell office:value-type="string">
            <text:p>Pin 16</text:p>
          </table:table-cell>
          <table:table-cell office:value-type="string">
            <text:p>RA8</text:p>
          </table:table-cell>
          <table:table-cell office:value-type="string">
            <text:p>16</text:p>
          </table:table-cell>
          <table:table-cell office:value-type="string">
            <text:p>INT3/T3CK/IC3/U1CTS/U2RX/SDI1 (PRG button)</text:p>
          </table:table-cell>
          <table:table-cell office:value-type="string">
            <text:p>SDO1/SDO2/OC2/C3OUT (PRG button)</text:p>
          </table:table-cell>
        </table:table-row>
        <table:table-row table:style-name="ro3">
          <table:table-cell table:style-name="ce4"/>
          <table:table-cell table:style-name="ce7" table:number-columns-repeated="3"/>
          <table:table-cell table:style-name="ce9"/>
          <table:table-cell table:style-name="ce16"/>
        </table:table-row>
        <table:table-row table:style-name="ro5">
          <table:table-cell table:style-name="ce11"/>
          <table:table-cell table:style-name="ce3" table:number-columns-repeated="3"/>
          <table:table-cell table:style-name="ce12" office:value-type="string">
            <text:p>Remappable</text:p>
          </table:table-cell>
          <table:table-cell table:style-name="ce12" office:value-type="string">
            <text:p>Remappable</text:p>
          </table:table-cell>
        </table:table-row>
        <table:table-row table:style-name="ro2">
          <table:table-cell table:style-name="ce2" office:value-type="string">
            <text:p>Mini PCB Pin</text:p>
          </table:table-cell>
          <table:table-cell table:style-name="ce5" office:value-type="string">
            <text:p>Arduino Pin</text:p>
          </table:table-cell>
          <table:table-cell table:style-name="ce5" office:value-type="string">
            <text:p>PIC 32 Pin</text:p>
          </table:table-cell>
          <table:table-cell table:style-name="ce5" office:value-type="string">
            <text:p>Silk Name</text:p>
          </table:table-cell>
          <table:table-cell table:style-name="ce5" office:value-type="string">
            <text:p>Inputs (Table 11-1)</text:p>
          </table:table-cell>
          <table:table-cell table:style-name="ce5" office:value-type="string">
            <text:p>Outputs (Table 11-2)</text:p>
          </table:table-cell>
        </table:table-row>
        <table:table-row table:style-name="ro2">
          <table:table-cell office:value-type="string">
            <text:p>J2-1</text:p>
          </table:table-cell>
          <table:table-cell office:value-type="string">
            <text:p>Pin 17</text:p>
          </table:table-cell>
          <table:table-cell office:value-type="string">
            <text:p>RB4</text:p>
          </table:table-cell>
          <table:table-cell office:value-type="string">
            <text:p>17</text:p>
          </table:table-cell>
          <table:table-cell office:value-type="string">
            <text:p>INT4/T2CK/IC4/SS1/REFCLKI</text:p>
          </table:table-cell>
          <table:table-cell office:value-type="string">
            <text:p>U1TX/U2RTS/SS1/OC1/C2OUT</text:p>
          </table:table-cell>
        </table:table-row>
        <table:table-row table:style-name="ro2">
          <table:table-cell office:value-type="string">
            <text:p>J2-2</text:p>
          </table:table-cell>
          <table:table-cell office:value-type="string">
            <text:p>Pin 18</text:p>
          </table:table-cell>
          <table:table-cell office:value-type="string">
            <text:p>RA4</text:p>
          </table:table-cell>
          <table:table-cell office:value-type="string">
            <text:p>18</text:p>
          </table:table-cell>
          <table:table-cell office:value-type="string">
            <text:p>INT2/T4CK/IC1/IC5/U1RX/U2CTS/SDI2/OCFB</text:p>
          </table:table-cell>
          <table:table-cell office:value-type="string">
            <text:p>SDO1/SDO2/OC4/OC5/REFCLKO</text:p>
          </table:table-cell>
        </table:table-row>
        <table:table-row table:style-name="ro2">
          <table:table-cell office:value-type="string">
            <text:p>J2-3</text:p>
          </table:table-cell>
          <table:table-cell office:value-type="string">
            <text:p>Pin 19</text:p>
          </table:table-cell>
          <table:table-cell office:value-type="string">
            <text:p>RA9</text:p>
          </table:table-cell>
          <table:table-cell office:value-type="string">
            <text:p>19</text:p>
          </table:table-cell>
          <table:table-cell office:value-type="string">
            <text:p>INT3/T3CK/IC3/U1CTS/U2RX/SDI1</text:p>
          </table:table-cell>
          <table:table-cell office:value-type="string">
            <text:p>SDO1/SDO2/OC2/C3OUT</text:p>
          </table:table-cell>
        </table:table-row>
        <table:table-row table:style-name="ro2">
          <table:table-cell office:value-type="string">
            <text:p>J2-4</text:p>
          </table:table-cell>
          <table:table-cell office:value-type="string">
            <text:p>Pin 20</text:p>
          </table:table-cell>
          <table:table-cell office:value-type="string">
            <text:p>RC3</text:p>
          </table:table-cell>
          <table:table-cell office:value-type="string">
            <text:p>20</text:p>
          </table:table-cell>
          <table:table-cell office:value-type="string">
            <text:p>INT2/T4CK/IC1/IC5/U1RX/U2CTS/SDI2/OCFB</text:p>
          </table:table-cell>
          <table:table-cell office:value-type="string">
            <text:p>SDO1/SDO2/OC4/OC5/REFCLKO</text:p>
          </table:table-cell>
        </table:table-row>
        <table:table-row table:style-name="ro2">
          <table:table-cell office:value-type="string">
            <text:p>J2-5</text:p>
          </table:table-cell>
          <table:table-cell office:value-type="string">
            <text:p>Pin 21</text:p>
          </table:table-cell>
          <table:table-cell office:value-type="string">
            <text:p>RC4</text:p>
          </table:table-cell>
          <table:table-cell office:value-type="string">
            <text:p>21</text:p>
          </table:table-cell>
          <table:table-cell office:value-type="string">
            <text:p>INT1/T5CK/IC2/SS2/OCFA</text:p>
          </table:table-cell>
          <table:table-cell office:value-type="string">
            <text:p>U1RTS/U2TX/SS2/OC3/C1OUT</text:p>
          </table:table-cell>
        </table:table-row>
        <table:table-row table:style-name="ro2">
          <table:table-cell office:value-type="string">
            <text:p>J2-6</text:p>
          </table:table-cell>
          <table:table-cell office:value-type="string">
            <text:p>Pin 22</text:p>
          </table:table-cell>
          <table:table-cell office:value-type="string">
            <text:p>RC5</text:p>
          </table:table-cell>
          <table:table-cell office:value-type="string">
            <text:p>22</text:p>
          </table:table-cell>
          <table:table-cell office:value-type="string">
            <text:p>INT4/T2CK/IC4/SS1/REFCLKI</text:p>
          </table:table-cell>
          <table:table-cell office:value-type="string">
            <text:p>U1TX/U2RTS/SS1/OC1/C2OUT</text:p>
          </table:table-cell>
        </table:table-row>
        <table:table-row table:style-name="ro2">
          <table:table-cell office:value-type="string">
            <text:p>J2-7</text:p>
          </table:table-cell>
          <table:table-cell office:value-type="string">
            <text:p>Pin 23</text:p>
          </table:table-cell>
          <table:table-cell office:value-type="string">
            <text:p>RB5</text:p>
          </table:table-cell>
          <table:table-cell office:value-type="string">
            <text:p>23</text:p>
          </table:table-cell>
          <table:table-cell office:value-type="string">
            <text:p>INT3/T3CK/IC3/U1CTS/U2RX/SDI1 (used-USB)</text:p>
          </table:table-cell>
          <table:table-cell office:value-type="string">
            <text:p>SDO1/SDO2/OC2/C3OUT (used-USB)</text:p>
          </table:table-cell>
        </table:table-row>
        <table:table-row table:style-name="ro2">
          <table:table-cell office:value-type="string">
            <text:p>J2-8</text:p>
          </table:table-cell>
          <table:table-cell office:value-type="string">
            <text:p>Pin 24</text:p>
          </table:table-cell>
          <table:table-cell office:value-type="string">
            <text:p>RB7</text:p>
          </table:table-cell>
          <table:table-cell office:value-type="string">
            <text:p>24</text:p>
          </table:table-cell>
          <table:table-cell office:value-type="string">
            <text:p>INT4/T2CK/IC4/SS1/REFCLKI</text:p>
          </table:table-cell>
          <table:table-cell office:value-type="string">
            <text:p>U1TX/U2RTS/SS1/OC1/C2OUT</text:p>
          </table:table-cell>
        </table:table-row>
        <table:table-row table:style-name="ro2">
          <table:table-cell office:value-type="string">
            <text:p>J2-9</text:p>
          </table:table-cell>
          <table:table-cell office:value-type="string">
            <text:p>Pin 25</text:p>
          </table:table-cell>
          <table:table-cell office:value-type="string">
            <text:p>RB8</text:p>
          </table:table-cell>
          <table:table-cell office:value-type="string">
            <text:p>25</text:p>
          </table:table-cell>
          <table:table-cell office:value-type="string">
            <text:p>INT3/T3CK/IC3/U1CTS/U2RX/SDI1</text:p>
          </table:table-cell>
          <table:table-cell office:value-type="string">
            <text:p>SDO1/SDO2/OC2/C3OUT</text:p>
          </table:table-cell>
        </table:table-row>
        <table:table-row table:style-name="ro2">
          <table:table-cell office:value-type="string">
            <text:p>J2-10</text:p>
          </table:table-cell>
          <table:table-cell office:value-type="string">
            <text:p>Pin 26</text:p>
          </table:table-cell>
          <table:table-cell office:value-type="string">
            <text:p>RB9</text:p>
          </table:table-cell>
          <table:table-cell office:value-type="string">
            <text:p>26</text:p>
          </table:table-cell>
          <table:table-cell office:value-type="string">
            <text:p>INT1/T5CK/IC2/SS2/OCFA</text:p>
          </table:table-cell>
          <table:table-cell office:value-type="string">
            <text:p>U1RTS/U2TX/SS2/OC3/C1OUT</text:p>
          </table:table-cell>
        </table:table-row>
        <table:table-row table:style-name="ro2">
          <table:table-cell office:value-type="string">
            <text:p>J2-11</text:p>
          </table:table-cell>
          <table:table-cell office:value-type="string">
            <text:p>Pin 27</text:p>
          </table:table-cell>
          <table:table-cell office:value-type="string">
            <text:p>RC6</text:p>
          </table:table-cell>
          <table:table-cell office:value-type="string">
            <text:p>27</text:p>
          </table:table-cell>
          <table:table-cell office:value-type="string">
            <text:p>INT2/T4CK/IC1/IC5/U1RX/U2CTS/SDI2/OCFB</text:p>
          </table:table-cell>
          <table:table-cell office:value-type="string">
            <text:p>SDO1/SDO2/OC4/OC5/REFCLKO</text:p>
          </table:table-cell>
        </table:table-row>
        <table:table-row table:style-name="ro2">
          <table:table-cell office:value-type="string">
            <text:p>J2-12</text:p>
          </table:table-cell>
          <table:table-cell office:value-type="string">
            <text:p>Pin 28</text:p>
          </table:table-cell>
          <table:table-cell office:value-type="string">
            <text:p>RC7</text:p>
          </table:table-cell>
          <table:table-cell office:value-type="string">
            <text:p>28</text:p>
          </table:table-cell>
          <table:table-cell office:value-type="string">
            <text:p>INT4/T2CK/IC4/SS1/REFCLKI</text:p>
          </table:table-cell>
          <table:table-cell office:value-type="string">
            <text:p>U1TX/U2RTS/SS1/OC1/C2OUT</text:p>
          </table:table-cell>
        </table:table-row>
        <table:table-row table:style-name="ro2">
          <table:table-cell office:value-type="string">
            <text:p>J2-13</text:p>
          </table:table-cell>
          <table:table-cell office:value-type="string">
            <text:p>Pin 29</text:p>
          </table:table-cell>
          <table:table-cell office:value-type="string">
            <text:p>RC8</text:p>
          </table:table-cell>
          <table:table-cell office:value-type="string">
            <text:p>29</text:p>
          </table:table-cell>
          <table:table-cell office:value-type="string">
            <text:p>INT3/T3CK/IC3/U1CTS/U2RX/SDI1</text:p>
          </table:table-cell>
          <table:table-cell office:value-type="string">
            <text:p>SDO1/SDO2/OC2/C3OUT</text:p>
          </table:table-cell>
        </table:table-row>
        <table:table-row table:style-name="ro2">
          <table:table-cell office:value-type="string">
            <text:p>J2-14</text:p>
          </table:table-cell>
          <table:table-cell office:value-type="string">
            <text:p>Pin 30</text:p>
          </table:table-cell>
          <table:table-cell office:value-type="string">
            <text:p>RC9</text:p>
          </table:table-cell>
          <table:table-cell office:value-type="string">
            <text:p>30</text:p>
          </table:table-cell>
          <table:table-cell office:value-type="string">
            <text:p>INT1/T5CK/IC2/SS2/OCFA</text:p>
          </table:table-cell>
          <table:table-cell office:value-type="string">
            <text:p>U1RTS/U2TX/SS2/OC3/C1OUT</text:p>
          </table:table-cell>
        </table:table-row>
        <table:table-row table:style-name="ro2">
          <table:table-cell office:value-type="string">
            <text:p>J2-15</text:p>
          </table:table-cell>
          <table:table-cell office:value-type="string">
            <text:p>Pin 31</text:p>
          </table:table-cell>
          <table:table-cell office:value-type="string">
            <text:p>RB10</text:p>
          </table:table-cell>
          <table:table-cell office:value-type="string">
            <text:p>31</text:p>
          </table:table-cell>
          <table:table-cell office:value-type="string">
            <text:p>INT1/T5CK/IC2/SS2/OCFA (used-USB)</text:p>
          </table:table-cell>
          <table:table-cell office:value-type="string">
            <text:p>U1RTS/U2TX/SS2/OC3/C1OUT (used-USB)</text:p>
          </table:table-cell>
        </table:table-row>
        <table:table-row table:style-name="ro2">
          <table:table-cell office:value-type="string">
            <text:p>J2-16</text:p>
          </table:table-cell>
          <table:table-cell office:value-type="string">
            <text:p>Pin 32</text:p>
          </table:table-cell>
          <table:table-cell office:value-type="string">
            <text:p>RB11</text:p>
          </table:table-cell>
          <table:table-cell office:value-type="string">
            <text:p>32</text:p>
          </table:table-cell>
          <table:table-cell office:value-type="string">
            <text:p>INT3/T3CK/IC3/U1CTS/U2RX/SDI1 (used-USB)</text:p>
          </table:table-cell>
          <table:table-cell office:value-type="string">
            <text:p>SDO1/SDO2/OC2/C3OUT (used-USB)</text:p>
          </table:table-cell>
        </table:table-row>
        <table:table-row table:style-name="ro2">
          <table:table-cell office:value-type="string">
            <text:p>J2-17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2"/>
        </table:table-row>
        <table:table-row table:style-name="ro2">
          <table:table-cell office:value-type="string">
            <text:p>J2-18</text:p>
          </table:table-cell>
          <table:table-cell table:number-columns-repeated="2"/>
          <table:table-cell office:value-type="string">
            <text:p>3.3v</text:p>
          </table:table-cell>
          <table:table-cell table:number-columns-repeated="2"/>
        </table:table-row>
        <table:table-row table:style-name="ro2">
          <table:table-cell office:value-type="string">
            <text:p>J2-19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2"/>
        </table:table-row>
        <table:table-row table:style-name="ro2">
          <table:table-cell office:value-type="string">
            <text:p>J2-20</text:p>
          </table:table-cell>
          <table:table-cell table:number-columns-repeated="2"/>
          <table:table-cell office:value-type="string">
            <text:p>Vin</text:p>
          </table:table-cell>
          <table:table-cell table:number-columns-repeated="2"/>
        </table:table-row>
        <table:table-row table:style-name="ro7" table:number-rows-repeated="2">
          <table:table-cell table:style-name="Default" table:number-columns-repeated="6"/>
        </table:table-row>
        <table:table-row table:style-name="ro7">
          <table:table-cell table:style-name="Default" office:value-type="string">
            <text:p>Note: In the mapPps(pin, function); call, pin is the Arduino pin number and function is in the form PPS_IN_INT4 or PPS_OUT_U1TX</text:p>
          </table:table-cell>
          <table:table-cell table:style-name="Default" table:number-columns-repeated="5"/>
        </table:table-row>
      </table:table>
      <table:table table:name="Sheet3" table:style-name="ta1" table:print="false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row table:style-name="ro1">
          <table:table-cell table:style-name="ce1" office:value-type="string">
            <text:p>Fubarino Remappable Peripheral Functions</text:p>
          </table:table-cell>
          <table:table-cell table:style-name="Default" table:number-columns-repeated="3"/>
        </table:table-row>
        <table:table-row table:style-name="ro7">
          <table:table-cell table:style-name="Default" table:number-columns-repeated="4"/>
        </table:table-row>
        <table:table-row table:style-name="ro2">
          <table:table-cell table:style-name="ce23" office:value-type="string">
            <text:p>Function Description</text:p>
          </table:table-cell>
          <table:table-cell table:style-name="ce23" office:value-type="string">
            <text:p>PIC 32 Function</text:p>
          </table:table-cell>
          <table:table-cell table:style-name="ce23" office:value-type="string">
            <text:p>Arduino Pin Numbers</text:p>
          </table:table-cell>
          <table:table-cell table:style-name="ce23" office:value-type="string">
            <text:p>PIC 32 Pin Numbers</text:p>
          </table:table-cell>
        </table:table-row>
        <table:table-row table:style-name="ro2">
          <table:table-cell office:value-type="string">
            <text:p>Hardware Interrupt 1</text:p>
          </table:table-cell>
          <table:table-cell office:value-type="string">
            <text:p>PPS_IN_INT1</text:p>
          </table:table-cell>
          <table:table-cell office:value-type="string">
            <text:p>3, 7, 13, 15, 21, 26, 30, 31</text:p>
          </table:table-cell>
          <table:table-cell office:value-type="string">
            <text:p>RB14, RB0, RC2, RA3, RC4, RB9, RC9, RB10</text:p>
          </table:table-cell>
        </table:table-row>
        <table:table-row table:style-name="ro2">
          <table:table-cell office:value-type="string">
            <text:p>Hardware Interrupt 2</text:p>
          </table:table-cell>
          <table:table-cell office:value-type="string">
            <text:p>PPS_IN_INT2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office:value-type="string">
            <text:p>Hardware Interrupt 3</text:p>
          </table:table-cell>
          <table:table-cell office:value-type="string">
            <text:p>PPS_IN_INT3</text:p>
          </table:table-cell>
          <table:table-cell office:value-type="string">
            <text:p>6, 8, 16, 19, 23, 25, 29, 32</text:p>
          </table:table-cell>
          <table:table-cell office:value-type="string">
            <text:p>RA1, RB1, RA8, RA9, RB5, RB8, RC8, RB11</text:p>
          </table:table-cell>
        </table:table-row>
        <table:table-row table:style-name="ro2">
          <table:table-cell office:value-type="string">
            <text:p>Hardware Interrupt 4</text:p>
          </table:table-cell>
          <table:table-cell office:value-type="string">
            <text:p>PPS_IN_INT4</text:p>
          </table:table-cell>
          <table:table-cell office:value-type="string">
            <text:p>4, 5, 10, 11, 17, 22, 24, 28</text:p>
          </table:table-cell>
          <table:table-cell office:value-type="string">
            <text:p>RB15, RA0, RB3, RC0, RB4, RC5, RB7, RC7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Input Capture 1</text:p>
          </table:table-cell>
          <table:table-cell office:value-type="string">
            <text:p>PPS_IN_IC1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office:value-type="string">
            <text:p>Input Capture 2</text:p>
          </table:table-cell>
          <table:table-cell office:value-type="string">
            <text:p>PPS_IN_IC2</text:p>
          </table:table-cell>
          <table:table-cell office:value-type="string">
            <text:p>3, 7, 13, 15, 21, 26, 30, 31</text:p>
          </table:table-cell>
          <table:table-cell office:value-type="string">
            <text:p>RB14, RB0, RC2, RA3, RC4, RB9, RC9, RB10</text:p>
          </table:table-cell>
        </table:table-row>
        <table:table-row table:style-name="ro2">
          <table:table-cell office:value-type="string">
            <text:p>Input Capture 3</text:p>
          </table:table-cell>
          <table:table-cell office:value-type="string">
            <text:p>PPS_IN_IC3</text:p>
          </table:table-cell>
          <table:table-cell office:value-type="string">
            <text:p>6, 8, 16, 19, 23, 25, 29, 32</text:p>
          </table:table-cell>
          <table:table-cell office:value-type="string">
            <text:p>RA1, RB1, RA8, RA9, RB5, RB8, RC8, RB11</text:p>
          </table:table-cell>
        </table:table-row>
        <table:table-row table:style-name="ro2">
          <table:table-cell office:value-type="string">
            <text:p>Input Capture 4</text:p>
          </table:table-cell>
          <table:table-cell office:value-type="string">
            <text:p>PPS_IN_IC4</text:p>
          </table:table-cell>
          <table:table-cell office:value-type="string">
            <text:p>4, 5, 10, 11, 17, 22, 24, 28</text:p>
          </table:table-cell>
          <table:table-cell office:value-type="string">
            <text:p>RB15, RA0, RB3, RC0, RB4, RC5, RB7, RC7</text:p>
          </table:table-cell>
        </table:table-row>
        <table:table-row table:style-name="ro2">
          <table:table-cell office:value-type="string">
            <text:p>Input Capture 5</text:p>
          </table:table-cell>
          <table:table-cell office:value-type="string">
            <text:p>PPS_IN_IC5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utput Compare 1</text:p>
          </table:table-cell>
          <table:table-cell office:value-type="string">
            <text:p>PPS_OUT_OC1</text:p>
          </table:table-cell>
          <table:table-cell office:value-type="string">
            <text:p>4, 5, 10, 11, 17, 22, 28</text:p>
          </table:table-cell>
          <table:table-cell office:value-type="string">
            <text:p>RB15, RA0, RB3, RC0, RB4, RC5, RB7, RC7</text:p>
          </table:table-cell>
        </table:table-row>
        <table:table-row table:style-name="ro2">
          <table:table-cell office:value-type="string">
            <text:p>Output Compare 2</text:p>
          </table:table-cell>
          <table:table-cell office:value-type="string">
            <text:p>PPS_OUT_OC2</text:p>
          </table:table-cell>
          <table:table-cell office:value-type="string">
            <text:p>6, 8, 16, 19, 23, 25, 29, 32</text:p>
          </table:table-cell>
          <table:table-cell office:value-type="string">
            <text:p>RA1, RB1, RA8, RA9, RB5, RB8, RC8, RB11</text:p>
          </table:table-cell>
        </table:table-row>
        <table:table-row table:style-name="ro2">
          <table:table-cell office:value-type="string">
            <text:p>Output Compare 3</text:p>
          </table:table-cell>
          <table:table-cell office:value-type="string">
            <text:p>PPS_OUT_OC3</text:p>
          </table:table-cell>
          <table:table-cell office:value-type="string">
            <text:p>3, 7, 13, 15, 21, 26, 30, 31</text:p>
          </table:table-cell>
          <table:table-cell office:value-type="string">
            <text:p>RB14, RB0, RC2, RA3, RC4, RB9, RC9, RB10</text:p>
          </table:table-cell>
        </table:table-row>
        <table:table-row table:style-name="ro2">
          <table:table-cell office:value-type="string">
            <text:p>Output Compare 4</text:p>
          </table:table-cell>
          <table:table-cell office:value-type="string">
            <text:p>PPS_OUT_OC4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office:value-type="string">
            <text:p>Output Compare 5</text:p>
          </table:table-cell>
          <table:table-cell office:value-type="string">
            <text:p>PPS_OUT_OC5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office:value-type="string">
            <text:p>Output Compare 1-4 Gate</text:p>
          </table:table-cell>
          <table:table-cell office:value-type="string">
            <text:p>PPS_IN_OCFA</text:p>
          </table:table-cell>
          <table:table-cell office:value-type="string">
            <text:p>3, 7, 13, 15, 21, 26, 30, 31</text:p>
          </table:table-cell>
          <table:table-cell office:value-type="string">
            <text:p>RB14, RB0, RC2, RA3, RC4, RB9, RC9, RB10</text:p>
          </table:table-cell>
        </table:table-row>
        <table:table-row table:style-name="ro2">
          <table:table-cell office:value-type="string">
            <text:p>Output Compare 5 Gate</text:p>
          </table:table-cell>
          <table:table-cell office:value-type="string">
            <text:p>PPS_IN_OCFB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erial 1 Tx</text:p>
          </table:table-cell>
          <table:table-cell office:value-type="string">
            <text:p>PPS_OUT_U1TX</text:p>
          </table:table-cell>
          <table:table-cell office:value-type="string">
            <text:p>4, 5, 10, 11, 17, 22, 24, 28</text:p>
          </table:table-cell>
          <table:table-cell office:value-type="string">
            <text:p>RB15, RA0, RB3, RC0, RB4, RC5, RB7, RC7</text:p>
          </table:table-cell>
        </table:table-row>
        <table:table-row table:style-name="ro2">
          <table:table-cell office:value-type="string">
            <text:p>Serial 1 Rx</text:p>
          </table:table-cell>
          <table:table-cell office:value-type="string">
            <text:p>PPS_IN_U1RX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office:value-type="string">
            <text:p>Serial 1 RTS</text:p>
          </table:table-cell>
          <table:table-cell office:value-type="string">
            <text:p>PPS_OUT_U1RTS</text:p>
          </table:table-cell>
          <table:table-cell office:value-type="string">
            <text:p>3, 7, 13, 15, 21, 26, 30, 31</text:p>
          </table:table-cell>
          <table:table-cell office:value-type="string">
            <text:p>RB14, RB0, RC2, RA3, RC4, RB9, RC9, RB10</text:p>
          </table:table-cell>
        </table:table-row>
        <table:table-row table:style-name="ro2">
          <table:table-cell office:value-type="string">
            <text:p>Serial 1 CTS</text:p>
          </table:table-cell>
          <table:table-cell office:value-type="string">
            <text:p>PPS_IN_U1CTS</text:p>
          </table:table-cell>
          <table:table-cell office:value-type="string">
            <text:p>6, 8, 16, 19, 23, 25, 29, 32</text:p>
          </table:table-cell>
          <table:table-cell office:value-type="string">
            <text:p>RA1, RB1, RA8, RA9, RB5, RB8, RC8, RB11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erial 2 Tx</text:p>
          </table:table-cell>
          <table:table-cell office:value-type="string">
            <text:p>PPS_OUT_U2TX</text:p>
          </table:table-cell>
          <table:table-cell office:value-type="string">
            <text:p>3, 7, 13, 15, 21, 26, 30, 31</text:p>
          </table:table-cell>
          <table:table-cell office:value-type="string">
            <text:p>RB14, RB0, RC2, RA3, RC4, RB9, RC9, RB10</text:p>
          </table:table-cell>
        </table:table-row>
        <table:table-row table:style-name="ro2">
          <table:table-cell office:value-type="string">
            <text:p>Serial 2 Rx</text:p>
          </table:table-cell>
          <table:table-cell office:value-type="string">
            <text:p>PPS_IN_U2RX</text:p>
          </table:table-cell>
          <table:table-cell office:value-type="string">
            <text:p>6, 8, 16, 19, 23, 25, 29, 32</text:p>
          </table:table-cell>
          <table:table-cell office:value-type="string">
            <text:p>RA1, RB1, RA8, RA9, RB5, RB8, RC8, RB11</text:p>
          </table:table-cell>
        </table:table-row>
        <table:table-row table:style-name="ro2">
          <table:table-cell office:value-type="string">
            <text:p>Serial 2 RTS</text:p>
          </table:table-cell>
          <table:table-cell office:value-type="string">
            <text:p>PPS_OUT_U2RTS</text:p>
          </table:table-cell>
          <table:table-cell office:value-type="string">
            <text:p>4, 5, 10, 11, 17, 22, 24, 28</text:p>
          </table:table-cell>
          <table:table-cell office:value-type="string">
            <text:p>RB15, RA0, RB3, RC0, RB4, RC5, RB7, RC7</text:p>
          </table:table-cell>
        </table:table-row>
        <table:table-row table:style-name="ro2">
          <table:table-cell office:value-type="string">
            <text:p>Serial 2 CTS</text:p>
          </table:table-cell>
          <table:table-cell office:value-type="string">
            <text:p>PPS_IN_U2CTS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table:style-name="ce4" table:number-columns-repeated="4"/>
        </table:table-row>
        <table:table-row table:style-name="ro6">
          <table:table-cell office:value-type="string">
            <text:p>SPI 1 Data Out</text:p>
          </table:table-cell>
          <table:table-cell office:value-type="string">
            <text:p>PPS_OUT_SDO1</text:p>
          </table:table-cell>
          <table:table-cell table:style-name="ce13" office:value-type="string">
            <text:p>0, 6, 8, 9, 12, 14, 16, 18, 19, 20, 23, 25, 27, 29, 32</text:p>
          </table:table-cell>
          <table:table-cell table:style-name="ce13" office:value-type="string">
            <text:p>RB13, RA1, RB1, RB2, RC1, RA2, RA8, RA4, RA9, RC3, RB5, RB8, RC6, RC8, RB11</text:p>
          </table:table-cell>
        </table:table-row>
        <table:table-row table:style-name="ro3">
          <table:table-cell office:value-type="string">
            <text:p>SPI 1 Data In</text:p>
          </table:table-cell>
          <table:table-cell office:value-type="string">
            <text:p>PPS_IN_SDI1</text:p>
          </table:table-cell>
          <table:table-cell office:value-type="string">
            <text:p>6, 8, 16, 19, 23, 25, 29, 32</text:p>
          </table:table-cell>
          <table:table-cell office:value-type="string">
            <text:p>RA1, RB1, RA8, RA9, RB5, RB8, RC8, RB11</text:p>
          </table:table-cell>
        </table:table-row>
        <table:table-row table:style-name="ro2">
          <table:table-cell office:value-type="string">
            <text:p>SPI 1 Slave Select</text:p>
          </table:table-cell>
          <table:table-cell office:value-type="string">
            <text:p>PPS_OUT_SS1</text:p>
          </table:table-cell>
          <table:table-cell office:value-type="string">
            <text:p>4, 5, 10, 11, 17, 22, 24, 28</text:p>
          </table:table-cell>
          <table:table-cell office:value-type="string">
            <text:p>RB15, RA0, RB3, RC0, RB4, RC5, RB7, RC7</text:p>
          </table:table-cell>
        </table:table-row>
        <table:table-row table:style-name="ro2">
          <table:table-cell table:number-columns-repeated="4"/>
        </table:table-row>
        <table:table-row table:style-name="ro6">
          <table:table-cell office:value-type="string">
            <text:p>SPI 2 Data Out</text:p>
          </table:table-cell>
          <table:table-cell office:value-type="string">
            <text:p>PPS_OUT_SDO2</text:p>
          </table:table-cell>
          <table:table-cell table:style-name="ce13" office:value-type="string">
            <text:p>0, 6, 8, 9, 12, 14, 16, 18, 19, 20, 23, 25, 27, 29, 32</text:p>
          </table:table-cell>
          <table:table-cell table:style-name="ce13" office:value-type="string">
            <text:p>RB13, RA1, RB1, RB2, RC1, RA2, RA8, RA4, RA9, RC3, RB5, RB8, RC6, RC8, RB11</text:p>
          </table:table-cell>
        </table:table-row>
        <table:table-row table:style-name="ro2">
          <table:table-cell office:value-type="string">
            <text:p>SPI 2 Data In</text:p>
          </table:table-cell>
          <table:table-cell office:value-type="string">
            <text:p>PPS_IN_SDI2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office:value-type="string">
            <text:p>SPI 2 Slave Select</text:p>
          </table:table-cell>
          <table:table-cell office:value-type="string">
            <text:p>PPS_OUT_SS2</text:p>
          </table:table-cell>
          <table:table-cell office:value-type="string">
            <text:p>3, 7, 13, 15, 21, 26, 30, 31</text:p>
          </table:table-cell>
          <table:table-cell office:value-type="string">
            <text:p>RB14, RB0, RC2, RA3, RC4, RB9, RC9, RB1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Reference Clock In</text:p>
          </table:table-cell>
          <table:table-cell office:value-type="string">
            <text:p>PPS_IN_REFCLKI</text:p>
          </table:table-cell>
          <table:table-cell office:value-type="string">
            <text:p>4, 5, 10, 11, 17, 22, 24, 28</text:p>
          </table:table-cell>
          <table:table-cell office:value-type="string">
            <text:p>RB15, RA0, RB3, RC0, RB4, RC5, RB7, RC7</text:p>
          </table:table-cell>
        </table:table-row>
        <table:table-row table:style-name="ro2">
          <table:table-cell office:value-type="string">
            <text:p>Reference Clock Out</text:p>
          </table:table-cell>
          <table:table-cell office:value-type="string">
            <text:p>PPS_OUT_REFCLKO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imer 2 Clock</text:p>
          </table:table-cell>
          <table:table-cell office:value-type="string">
            <text:p>PPS_IN_T2CK</text:p>
          </table:table-cell>
          <table:table-cell office:value-type="string">
            <text:p>4, 5, 10, 11, 17, 22, 24, 28</text:p>
          </table:table-cell>
          <table:table-cell office:value-type="string">
            <text:p>RB15, RA0, RB3, RC0, RB4, RC5, RB7, RC7</text:p>
          </table:table-cell>
        </table:table-row>
        <table:table-row table:style-name="ro2">
          <table:table-cell office:value-type="string">
            <text:p>Timer 3 Clock</text:p>
          </table:table-cell>
          <table:table-cell office:value-type="string">
            <text:p>PPS_IN_T3CK</text:p>
          </table:table-cell>
          <table:table-cell office:value-type="string">
            <text:p>6, 8, 16, 19, 23, 25, 29, 32</text:p>
          </table:table-cell>
          <table:table-cell office:value-type="string">
            <text:p>RA1, RB1, RA8, RA9, RB5, RB8, RC8, RB11</text:p>
          </table:table-cell>
        </table:table-row>
        <table:table-row table:style-name="ro2">
          <table:table-cell office:value-type="string">
            <text:p>Timer 4 Clock</text:p>
          </table:table-cell>
          <table:table-cell office:value-type="string">
            <text:p>PPS_IN_T4CK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office:value-type="string">
            <text:p>Timer 5 Clock</text:p>
          </table:table-cell>
          <table:table-cell office:value-type="string">
            <text:p>PPS_IN_T5CK</text:p>
          </table:table-cell>
          <table:table-cell office:value-type="string">
            <text:p>3, 7, 13, 15, 21, 26, 30, 31</text:p>
          </table:table-cell>
          <table:table-cell office:value-type="string">
            <text:p>RB14, RB0, RC2, RA3, RC4, RB9, RC9, RB1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Comparator 1 Out</text:p>
          </table:table-cell>
          <table:table-cell office:value-type="string">
            <text:p>PPS_OUT_C1OUT</text:p>
          </table:table-cell>
          <table:table-cell office:value-type="string">
            <text:p>3, 7, 13, 15, 21, 26, 30, 31</text:p>
          </table:table-cell>
          <table:table-cell office:value-type="string">
            <text:p>RB14, RB0, RC2, RA3, RC4, RB9, RC9, RB10</text:p>
          </table:table-cell>
        </table:table-row>
        <table:table-row table:style-name="ro2">
          <table:table-cell office:value-type="string">
            <text:p>Comparator 2 Out</text:p>
          </table:table-cell>
          <table:table-cell office:value-type="string">
            <text:p>PPS_OUT_C2OUT</text:p>
          </table:table-cell>
          <table:table-cell office:value-type="string">
            <text:p>4, 5, 10, 11, 17, 22, 24, 28</text:p>
          </table:table-cell>
          <table:table-cell office:value-type="string">
            <text:p>RB15, RA0, RB3, RC0, RB4, RC5, RB7, RC7</text:p>
          </table:table-cell>
        </table:table-row>
        <table:table-row table:style-name="ro2">
          <table:table-cell office:value-type="string">
            <text:p>Comparator 3 Out</text:p>
          </table:table-cell>
          <table:table-cell office:value-type="string">
            <text:p>PPS_OUT_C3OUT</text:p>
          </table:table-cell>
          <table:table-cell table:style-name="Default" office:value-type="string">
            <text:p>6, 8, 16, 19, 23, 25, 29, 32</text:p>
          </table:table-cell>
          <table:table-cell office:value-type="string">
            <text:p>RA1, RB1, RA8, RA9, RB5, RB8, RC8, RB11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?</text:p>
          </table:table-cell>
          <table:table-cell office:value-type="string">
            <text:p>PPS_IN_SS1</text:p>
          </table:table-cell>
          <table:table-cell office:value-type="string">
            <text:p>4, 5, 10, 11, 17, 22, 24, 28</text:p>
          </table:table-cell>
          <table:table-cell office:value-type="string">
            <text:p>RB15, RA0, RB3, RC0, RB4, RC5, RB7, RC7</text:p>
          </table:table-cell>
        </table:table-row>
        <table:table-row table:style-name="ro2">
          <table:table-cell office:value-type="string">
            <text:p>?</text:p>
          </table:table-cell>
          <table:table-cell office:value-type="string">
            <text:p>PPS_IN_SS2</text:p>
          </table:table-cell>
          <table:table-cell office:value-type="string">
            <text:p>3, 7, 13, 15, 21, 26, 30, 31</text:p>
          </table:table-cell>
          <table:table-cell office:value-type="string">
            <text:p>RB14, RB0, RC2, RA3, RC4, RB9, RC9, RB10</text:p>
          </table:table-cell>
        </table:table-row>
        <table:table-row table:style-name="ro7">
          <table:table-cell table:style-name="Default" table:number-columns-repeated="4"/>
        </table:table-row>
        <table:table-row table:style-name="ro7">
          <table:table-cell table:style-name="Default" office:value-type="string">
            <text:p>Note: Used Pins</text:p>
          </table:table-cell>
          <table:table-cell table:style-name="ce24" office:value-type="float" office:value="1">
            <text:p>1</text:p>
          </table:table-cell>
          <table:table-cell table:style-name="Default" office:value-type="string">
            <text:p>LED 1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3">
            <text:p>3</text:p>
          </table:table-cell>
          <table:table-cell table:style-name="Default" office:value-type="string">
            <text:p>USB and SPI1-&gt;SCK1 not remappable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4">
            <text:p>4</text:p>
          </table:table-cell>
          <table:table-cell table:style-name="Default" office:value-type="string">
            <text:p>SPI2 not remappable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9">
            <text:p>9</text:p>
          </table:table-cell>
          <table:table-cell table:style-name="Default" office:value-type="string">
            <text:p>I2C-&gt;SDA2 not remappable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10">
            <text:p>10</text:p>
          </table:table-cell>
          <table:table-cell table:style-name="Default" office:value-type="string">
            <text:p>I2C-&gt;SCL2 not remappable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14">
            <text:p>14</text:p>
          </table:table-cell>
          <table:table-cell table:style-name="Default" office:value-type="string">
            <text:p>Crystal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15">
            <text:p>15</text:p>
          </table:table-cell>
          <table:table-cell table:style-name="Default" office:value-type="string">
            <text:p>Crystal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16">
            <text:p>16</text:p>
          </table:table-cell>
          <table:table-cell table:style-name="Default" office:value-type="string">
            <text:p>PRG Button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18">
            <text:p>18</text:p>
          </table:table-cell>
          <table:table-cell table:style-name="Default" office:value-type="string">
            <text:p>T1CK not remappable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23">
            <text:p>23</text:p>
          </table:table-cell>
          <table:table-cell table:style-name="Default" office:value-type="string">
            <text:p>USB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24">
            <text:p>24</text:p>
          </table:table-cell>
          <table:table-cell table:style-name="Default" office:value-type="string">
            <text:p>INT0 not remappable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25">
            <text:p>25</text:p>
          </table:table-cell>
          <table:table-cell table:style-name="Default" office:value-type="string">
            <text:p>I2C-&gt;SCL1 not remappable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26">
            <text:p>26</text:p>
          </table:table-cell>
          <table:table-cell table:style-name="Default" office:value-type="string">
            <text:p>I2C-&gt;SCDA1 not remappable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31">
            <text:p>31</text:p>
          </table:table-cell>
          <table:table-cell table:style-name="Default" office:value-type="string">
            <text:p>USB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32">
            <text:p>32</text:p>
          </table:table-cell>
          <table:table-cell table:style-name="Default" office:value-type="string">
            <text:p>USB</text:p>
          </table:table-cell>
          <table:table-cell table:style-name="Default"/>
        </table:table-row>
      </table:table>
      <table:table table:name="Sheet4" table:style-name="ta1" table:print="false">
        <table:table-column table:style-name="co22" table:default-cell-style-name="ce6"/>
        <table:table-column table:style-name="co23" table:default-cell-style-name="ce3"/>
        <table:table-column table:style-name="co24" table:default-cell-style-name="ce3"/>
        <table:table-column table:style-name="co8" table:default-cell-style-name="ce6"/>
        <table:table-column table:style-name="co25" table:default-cell-style-name="ce6"/>
        <table:table-column table:style-name="co8" table:default-cell-style-name="ce6"/>
        <table:table-column table:style-name="co26" table:default-cell-style-name="ce13"/>
        <table:table-row table:style-name="ro1">
          <table:table-cell table:style-name="ce1" office:value-type="string">
            <text:p>Fubarino/PIC32MX250F128D Pin Definitions</text:p>
          </table:table-cell>
          <table:table-cell table:style-name="Default" table:number-columns-repeated="6"/>
        </table:table-row>
        <table:table-row table:style-name="ro7">
          <table:table-cell table:style-name="Default" table:number-columns-repeated="7"/>
        </table:table-row>
        <table:table-row table:style-name="ro2">
          <table:table-cell table:style-name="ce12" office:value-type="string">
            <text:p>Pic Pin</text:p>
          </table:table-cell>
          <table:table-cell table:style-name="ce19" office:value-type="string">
            <text:p>Common Pin Functions</text:p>
          </table:table-cell>
          <table:table-cell table:style-name="ce19" office:value-type="string">
            <text:p>Additional Pin Functions</text:p>
          </table:table-cell>
          <table:table-cell table:style-name="ce12" office:value-type="string">
            <text:p>Arduino Pin</text:p>
          </table:table-cell>
          <table:table-cell table:style-name="ce12" office:value-type="string">
            <text:p>5v Tol</text:p>
          </table:table-cell>
          <table:table-cell table:style-name="ce23" office:value-type="string">
            <text:p>Remappable</text:p>
          </table:table-cell>
          <table:table-cell table:style-name="ce23" office:value-type="string">
            <text:p>Notes / Default Boot Mappings</text:p>
          </table:table-cell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RB9 / RPB9 / SDA1</text:p>
          </table:table-cell>
          <table:table-cell office:value-type="string">
            <text:p>CTED4/PMD3</text:p>
          </table:table-cell>
          <table:table-cell office:value-type="string">
            <text:p>Pin 26</text:p>
          </table:table-cell>
          <table:table-cell table:number-columns-repeated="2" office:value-type="string">
            <text:p>Y</text:p>
          </table:table-cell>
          <table:table-cell office:value-type="string">
            <text:p>UART 2 Rx(Serial1) / I2C-&gt;SDA1 not remappabl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C6 / RPC6</text:p>
          </table:table-cell>
          <table:table-cell office:value-type="string">
            <text:p>PMA1</text:p>
          </table:table-cell>
          <table:table-cell office:value-type="string">
            <text:p>Pin 27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C7 / RPC7</text:p>
          </table:table-cell>
          <table:table-cell office:value-type="string">
            <text:p>PMA0</text:p>
          </table:table-cell>
          <table:table-cell office:value-type="string">
            <text:p>Pin 28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C8 / RPC8</text:p>
          </table:table-cell>
          <table:table-cell office:value-type="string">
            <text:p>PMA5</text:p>
          </table:table-cell>
          <table:table-cell office:value-type="string">
            <text:p>Pin 29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C9 / RPC9</text:p>
          </table:table-cell>
          <table:table-cell office:value-type="string">
            <text:p>CTED7/PMA6</text:p>
          </table:table-cell>
          <table:table-cell office:value-type="string">
            <text:p>Pin 30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Vss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Vcap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B10 / RPB10 / D+</text:p>
          </table:table-cell>
          <table:table-cell office:value-type="string">
            <text:p>PGED2/CTED11</text:p>
          </table:table-cell>
          <table:table-cell office:value-type="string">
            <text:p>Pin 31</text:p>
          </table:table-cell>
          <table:table-cell/>
          <table:table-cell office:value-type="string">
            <text:p>Y</text:p>
          </table:table-cell>
          <table:table-cell office:value-type="string">
            <text:p>Used USB-D+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B11 / RPB11 / D-</text:p>
          </table:table-cell>
          <table:table-cell office:value-type="string">
            <text:p>PGEC2</text:p>
          </table:table-cell>
          <table:table-cell office:value-type="string">
            <text:p>Pin 32</text:p>
          </table:table-cell>
          <table:table-cell/>
          <table:table-cell office:value-type="string">
            <text:p>Y</text:p>
          </table:table-cell>
          <table:table-cell office:value-type="string">
            <text:p>Used USB-D-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Vusb3v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B13 / RPB13 / AN11</text:p>
          </table:table-cell>
          <table:table-cell office:value-type="string">
            <text:p>CTPLS/PMRD</text:p>
          </table:table-cell>
          <table:table-cell office:value-type="string">
            <text:p>Pin 0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A10</text:p>
          </table:table-cell>
          <table:table-cell office:value-type="string">
            <text:p>PGED/TMS/PMA10</text:p>
          </table:table-cell>
          <table:table-cell office:value-type="string">
            <text:p>Pin 1</text:p>
          </table:table-cell>
          <table:table-cell table:number-columns-repeated="2" office:value-type="string">
            <text:p>Y</text:p>
          </table:table-cell>
          <table:table-cell office:value-type="string">
            <text:p>LED 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A7</text:p>
          </table:table-cell>
          <table:table-cell office:value-type="string">
            <text:p>PGEC/TCK/CTED8/PMA7</text:p>
          </table:table-cell>
          <table:table-cell office:value-type="string">
            <text:p>Pin 2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RB14 / RPB14 / AN10 / SCK1</text:p>
          </table:table-cell>
          <table:table-cell office:value-type="string">
            <text:p>Cvrefout/C3INB/Vbuson/CTED5</text:p>
          </table:table-cell>
          <table:table-cell office:value-type="string">
            <text:p>Pin 3</text:p>
          </table:table-cell>
          <table:table-cell table:number-columns-repeated="2"/>
          <table:table-cell office:value-type="string">
            <text:p>Used USB-Vbuson / SPI1-&gt;SCK1 not <text:s/>remappable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B15 / RPB15 / AN9 / SCK2</text:p>
          </table:table-cell>
          <table:table-cell office:value-type="string">
            <text:p>C3INA/CTED6/PMCS1</text:p>
          </table:table-cell>
          <table:table-cell office:value-type="string">
            <text:p>Pin 4</text:p>
          </table:table-cell>
          <table:table-cell/>
          <table:table-cell office:value-type="string">
            <text:p>Y</text:p>
          </table:table-cell>
          <table:table-cell office:value-type="string">
            <text:p>PWM / SPI2-&gt;SCK2 not remappabl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Vss</text:p>
          </table:table-cell>
          <table:table-cell table:number-columns-repeated="3"/>
          <table:table-cell office:value-type="string">
            <text:p>Y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Vdd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\MCLR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A0 / RPA0 / AN0</text:p>
          </table:table-cell>
          <table:table-cell office:value-type="string">
            <text:p>PGED3/Vref+/CVref+/C3INC/CTED1/PMD7</text:p>
          </table:table-cell>
          <table:table-cell office:value-type="string">
            <text:p>Pin 5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A1 / RPA1/ AN1</text:p>
          </table:table-cell>
          <table:table-cell office:value-type="string">
            <text:p>PGEC3/Vref-/CVref-/CTED2/PMD6</text:p>
          </table:table-cell>
          <table:table-cell office:value-type="string">
            <text:p>Pin 6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RB0 / RPB0/ AN2</text:p>
          </table:table-cell>
          <table:table-cell office:value-type="string">
            <text:p>PGED1/C1IND/C2INB/C3IND/PMD0</text:p>
          </table:table-cell>
          <table:table-cell office:value-type="string">
            <text:p>Pin 7</text:p>
          </table:table-cell>
          <table:table-cell/>
          <table:table-cell office:value-type="string">
            <text:p>Y</text:p>
          </table:table-cell>
          <table:table-cell office:value-type="string">
            <text:p>PWM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B1 / RPB1/ AN3</text:p>
          </table:table-cell>
          <table:table-cell office:value-type="string">
            <text:p>PGEC1/C1INC/C2INA/CTED12/PMD1</text:p>
          </table:table-cell>
          <table:table-cell office:value-type="string">
            <text:p>Pin 8</text:p>
          </table:table-cell>
          <table:table-cell/>
          <table:table-cell office:value-type="string">
            <text:p>Y</text:p>
          </table:table-cell>
          <table:table-cell office:value-type="string">
            <text:p>PWM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RB2 / RPB2 / AN4 / SDA2</text:p>
          </table:table-cell>
          <table:table-cell office:value-type="string">
            <text:p>C1INB/C2IND/CTED13/PMD2/CNB2</text:p>
          </table:table-cell>
          <table:table-cell office:value-type="string">
            <text:p>Pin 9</text:p>
          </table:table-cell>
          <table:table-cell/>
          <table:table-cell office:value-type="string">
            <text:p>Y</text:p>
          </table:table-cell>
          <table:table-cell office:value-type="string">
            <text:p>PWM /I2C-&gt;SDA2 not remappable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B3 / RPB3 / AN5 / SCL2</text:p>
          </table:table-cell>
          <table:table-cell office:value-type="string">
            <text:p>C1INA/C2INC/RTCC/PMWR/CNB3</text:p>
          </table:table-cell>
          <table:table-cell office:value-type="string">
            <text:p>Pin 10</text:p>
          </table:table-cell>
          <table:table-cell/>
          <table:table-cell office:value-type="string">
            <text:p>Y</text:p>
          </table:table-cell>
          <table:table-cell office:value-type="string">
            <text:p>PWM / I2C-&gt;SCL2 not remappable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C0 / RPC0 / AN6</text:p>
          </table:table-cell>
          <table:table-cell/>
          <table:table-cell office:value-type="string">
            <text:p>Pin 11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C1 / RPC1 / AN7</text:p>
          </table:table-cell>
          <table:table-cell/>
          <table:table-cell office:value-type="string">
            <text:p>Pin 12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C2 / RPC2 / AN8</text:p>
          </table:table-cell>
          <table:table-cell office:value-type="string">
            <text:p>PMA2</text:p>
          </table:table-cell>
          <table:table-cell office:value-type="string">
            <text:p>Pin 13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Vdd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Vss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A2 / RPA2</text:p>
          </table:table-cell>
          <table:table-cell office:value-type="string">
            <text:p>OSC1/CLKI</text:p>
          </table:table-cell>
          <table:table-cell office:value-type="string">
            <text:p>Pin 14</text:p>
          </table:table-cell>
          <table:table-cell/>
          <table:table-cell office:value-type="string">
            <text:p>Y</text:p>
          </table:table-cell>
          <table:table-cell office:value-type="string">
            <text:p>Used Crystal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A3 / RPA3</text:p>
          </table:table-cell>
          <table:table-cell office:value-type="string">
            <text:p>OSC2/CLKO</text:p>
          </table:table-cell>
          <table:table-cell office:value-type="string">
            <text:p>Pin 15</text:p>
          </table:table-cell>
          <table:table-cell/>
          <table:table-cell office:value-type="string">
            <text:p>Y</text:p>
          </table:table-cell>
          <table:table-cell office:value-type="string">
            <text:p>Used Crystal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A8 / RPA8</text:p>
          </table:table-cell>
          <table:table-cell office:value-type="string">
            <text:p>TDO/PMA8</text:p>
          </table:table-cell>
          <table:table-cell office:value-type="string">
            <text:p>Pin 16</text:p>
          </table:table-cell>
          <table:table-cell table:number-columns-repeated="2" office:value-type="string">
            <text:p>Y</text:p>
          </table:table-cell>
          <table:table-cell office:value-type="string">
            <text:p>PRG Button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B4 / RPB4</text:p>
          </table:table-cell>
          <table:table-cell office:value-type="string">
            <text:p>SOSCI</text:p>
          </table:table-cell>
          <table:table-cell office:value-type="string">
            <text:p>Pin 17</text:p>
          </table:table-cell>
          <table:table-cell/>
          <table:table-cell office:value-type="string">
            <text:p>Y</text:p>
          </table:table-cell>
          <table:table-cell office:value-type="string">
            <text:p>UART 1 Rx(Serial0)</text:p>
          </table:table-cell>
        </table:table-row>
        <table:table-row table:style-name="ro6">
          <table:table-cell office:value-type="float" office:value="34">
            <text:p>34</text:p>
          </table:table-cell>
          <table:table-cell office:value-type="string">
            <text:p>RA4 / RPA4 / T1CK</text:p>
          </table:table-cell>
          <table:table-cell office:value-type="string">
            <text:p>SOSCO/CTED9</text:p>
          </table:table-cell>
          <table:table-cell office:value-type="string">
            <text:p>Pin 18</text:p>
          </table:table-cell>
          <table:table-cell/>
          <table:table-cell office:value-type="string">
            <text:p>Y</text:p>
          </table:table-cell>
          <table:table-cell office:value-type="string">
            <text:p>UART 1 Tx(Serial0) / T1CK not remappable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A9 / RPA9</text:p>
          </table:table-cell>
          <table:table-cell office:value-type="string">
            <text:p>TDI/PMA9</text:p>
          </table:table-cell>
          <table:table-cell office:value-type="string">
            <text:p>Pin 19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RC3 / RPC3 / AN12</text:p>
          </table:table-cell>
          <table:table-cell/>
          <table:table-cell office:value-type="string">
            <text:p>Pin 20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C4 / RPC4</text:p>
          </table:table-cell>
          <table:table-cell office:value-type="string">
            <text:p>PMA4</text:p>
          </table:table-cell>
          <table:table-cell office:value-type="string">
            <text:p>Pin 24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RC5 / RPC5</text:p>
          </table:table-cell>
          <table:table-cell office:value-type="string">
            <text:p>PMA3</text:p>
          </table:table-cell>
          <table:table-cell office:value-type="string">
            <text:p>Pin 22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Vss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Vdd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B5 / RPB5 / USBID</text:p>
          </table:table-cell>
          <table:table-cell/>
          <table:table-cell office:value-type="string">
            <text:p>Pin 23</text:p>
          </table:table-cell>
          <table:table-cell table:number-columns-repeated="2" office:value-type="string">
            <text:p>Y</text:p>
          </table:table-cell>
          <table:table-cell office:value-type="string">
            <text:p>Used USB-ID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Vbus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B7 / RPB7 / INT0</text:p>
          </table:table-cell>
          <table:table-cell office:value-type="string">
            <text:p>CTED3/PMD5</text:p>
          </table:table-cell>
          <table:table-cell office:value-type="string">
            <text:p>Pin 24</text:p>
          </table:table-cell>
          <table:table-cell table:number-columns-repeated="2" office:value-type="string">
            <text:p>Y</text:p>
          </table:table-cell>
          <table:table-cell office:value-type="string">
            <text:p>INT0 not remappable</text:p>
          </table:table-cell>
        </table:table-row>
        <table:table-row table:style-name="ro6">
          <table:table-cell office:value-type="float" office:value="44">
            <text:p>44</text:p>
          </table:table-cell>
          <table:table-cell office:value-type="string">
            <text:p>RB8 / RPB8 / SCL1</text:p>
          </table:table-cell>
          <table:table-cell office:value-type="string">
            <text:p>CTED10/PMD4</text:p>
          </table:table-cell>
          <table:table-cell office:value-type="string">
            <text:p>Pin 25</text:p>
          </table:table-cell>
          <table:table-cell table:number-columns-repeated="2" office:value-type="string">
            <text:p>Y</text:p>
          </table:table-cell>
          <table:table-cell office:value-type="string">
            <text:p>UART 2 TX(Serial1) / I2C-&gt;SCL 1 not remappable</text:p>
          </table:table-cell>
        </table:table-row>
      </table:table>
      <table:table table:name="Sheet5" table:style-name="ta1" table:print="false">
        <table:table-column table:style-name="co27" table:default-cell-style-name="ce26"/>
        <table:table-column table:style-name="co28" table:default-cell-style-name="ce28"/>
        <table:table-column table:style-name="co29" table:default-cell-style-name="ce28"/>
        <table:table-column table:style-name="co30" table:default-cell-style-name="ce26"/>
        <table:table-column table:style-name="co14" table:default-cell-style-name="ce26"/>
        <table:table-column table:style-name="co9" table:default-cell-style-name="ce26"/>
        <table:table-column table:style-name="co31" table:default-cell-style-name="ce30"/>
        <table:table-column table:style-name="co32" table:default-cell-style-name="ce3"/>
        <table:table-row table:style-name="ro7">
          <table:table-cell table:style-name="ce20" office:value-type="string">
            <text:p>Fubarino/PIC32MX250F128D Pin Definition Worksheet</text:p>
          </table:table-cell>
          <table:table-cell table:style-name="ce21" table:number-columns-repeated="6"/>
          <table:table-cell table:style-name="Default"/>
        </table:table-row>
        <table:table-row table:style-name="ro7">
          <table:table-cell table:style-name="ce21" table:number-columns-repeated="6"/>
          <table:table-cell table:style-name="ce29" office:value-type="string">
            <text:p>Notes/</text:p>
          </table:table-cell>
          <table:table-cell table:style-name="ce29" office:value-type="string">
            <text:p>Sketch</text:p>
          </table:table-cell>
        </table:table-row>
        <table:table-row table:style-name="ro7">
          <table:table-cell table:style-name="ce25" office:value-type="string">
            <text:p>Pic Pin</text:p>
          </table:table-cell>
          <table:table-cell table:style-name="ce27" office:value-type="string">
            <text:p>Common Pin Functions</text:p>
          </table:table-cell>
          <table:table-cell table:style-name="ce27" office:value-type="string">
            <text:p>Additional Pin Functions</text:p>
          </table:table-cell>
          <table:table-cell table:style-name="ce25" office:value-type="string">
            <text:p>Arduino Pin</text:p>
          </table:table-cell>
          <table:table-cell table:style-name="ce25" office:value-type="string">
            <text:p>5v Tol</text:p>
          </table:table-cell>
          <table:table-cell table:style-name="ce29" office:value-type="string">
            <text:p>Remappable</text:p>
          </table:table-cell>
          <table:table-cell table:style-name="ce29" office:value-type="string">
            <text:p>Default Boot Mappings</text:p>
          </table:table-cell>
          <table:table-cell table:style-name="ce29" office:value-type="string">
            <text:p>Pin Assignment</text:p>
          </table:table-cell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RB9 / RPB9 / SDA1</text:p>
          </table:table-cell>
          <table:table-cell office:value-type="string">
            <text:p>CTED4/PMD3</text:p>
          </table:table-cell>
          <table:table-cell office:value-type="string">
            <text:p>Pin 26</text:p>
          </table:table-cell>
          <table:table-cell table:number-columns-repeated="2" office:value-type="string">
            <text:p>Y</text:p>
          </table:table-cell>
          <table:table-cell office:value-type="string">
            <text:p>UART 2 Rx(Serial1) / I2C-&gt;SDA1 not remappable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C6 / RPC6</text:p>
          </table:table-cell>
          <table:table-cell office:value-type="string">
            <text:p>PMA1</text:p>
          </table:table-cell>
          <table:table-cell office:value-type="string">
            <text:p>Pin 27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C7 / RPC7</text:p>
          </table:table-cell>
          <table:table-cell office:value-type="string">
            <text:p>PMA0</text:p>
          </table:table-cell>
          <table:table-cell office:value-type="string">
            <text:p>Pin 28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C8 / RPC8</text:p>
          </table:table-cell>
          <table:table-cell office:value-type="string">
            <text:p>PMA5</text:p>
          </table:table-cell>
          <table:table-cell office:value-type="string">
            <text:p>Pin 29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C9 / RPC9</text:p>
          </table:table-cell>
          <table:table-cell office:value-type="string">
            <text:p>CTED7/PMA6</text:p>
          </table:table-cell>
          <table:table-cell office:value-type="string">
            <text:p>Pin 30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Vcap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B10 / RPB10 / D+</text:p>
          </table:table-cell>
          <table:table-cell office:value-type="string">
            <text:p>PGED2/CTED11</text:p>
          </table:table-cell>
          <table:table-cell office:value-type="string">
            <text:p>Pin 31</text:p>
          </table:table-cell>
          <table:table-cell/>
          <table:table-cell office:value-type="string">
            <text:p>Y</text:p>
          </table:table-cell>
          <table:table-cell office:value-type="string">
            <text:p>Used USB-D+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B11 / RPB11 / D-</text:p>
          </table:table-cell>
          <table:table-cell office:value-type="string">
            <text:p>PGEC2</text:p>
          </table:table-cell>
          <table:table-cell office:value-type="string">
            <text:p>Pin 32</text:p>
          </table:table-cell>
          <table:table-cell/>
          <table:table-cell office:value-type="string">
            <text:p>Y</text:p>
          </table:table-cell>
          <table:table-cell office:value-type="string">
            <text:p>Used USB-D-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Vusb3v3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B13 / RPB13 / AN11</text:p>
          </table:table-cell>
          <table:table-cell office:value-type="string">
            <text:p>CTPLS/PMRD</text:p>
          </table:table-cell>
          <table:table-cell office:value-type="string">
            <text:p>Pin 0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A10</text:p>
          </table:table-cell>
          <table:table-cell office:value-type="string">
            <text:p>PGED/TMS/PMA10</text:p>
          </table:table-cell>
          <table:table-cell office:value-type="string">
            <text:p>Pin 1</text:p>
          </table:table-cell>
          <table:table-cell table:number-columns-repeated="2" office:value-type="string">
            <text:p>Y</text:p>
          </table:table-cell>
          <table:table-cell office:value-type="string">
            <text:p>LED 1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A7</text:p>
          </table:table-cell>
          <table:table-cell office:value-type="string">
            <text:p>PGEC/TCK/CTED8/PMA7</text:p>
          </table:table-cell>
          <table:table-cell office:value-type="string">
            <text:p>Pin 2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RB14 / RPB14 / AN10 / SCK1</text:p>
          </table:table-cell>
          <table:table-cell office:value-type="string">
            <text:p>Cvrefout/C3INB/Vbuson/CTED5</text:p>
          </table:table-cell>
          <table:table-cell office:value-type="string">
            <text:p>Pin 3</text:p>
          </table:table-cell>
          <table:table-cell table:number-columns-repeated="2"/>
          <table:table-cell office:value-type="string">
            <text:p>Used USB-Vbuson / SPI1-&gt;SCK1 not <text:s/>remappable</text:p>
          </table:table-cell>
          <table:table-cell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RB15 / RPB15 / AN9 / SCK2</text:p>
          </table:table-cell>
          <table:table-cell office:value-type="string">
            <text:p>C3INA/CTED6/PMCS1</text:p>
          </table:table-cell>
          <table:table-cell office:value-type="string">
            <text:p>Pin 4</text:p>
          </table:table-cell>
          <table:table-cell/>
          <table:table-cell office:value-type="string">
            <text:p>Y</text:p>
          </table:table-cell>
          <table:table-cell office:value-type="string">
            <text:p>PWM / SPI2-&gt;SCK2 not remappable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Vss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Vdd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\MCLR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A0 / RPA0 / AN0</text:p>
          </table:table-cell>
          <table:table-cell office:value-type="string">
            <text:p>PGED3/Vref+/CVref+/C3INC/CTED1/PMD7</text:p>
          </table:table-cell>
          <table:table-cell office:value-type="string">
            <text:p>Pin 5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A1 / RPA1/ AN1</text:p>
          </table:table-cell>
          <table:table-cell office:value-type="string">
            <text:p>PGEC3/Vref-/CVref-/CTED2/PMD6</text:p>
          </table:table-cell>
          <table:table-cell office:value-type="string">
            <text:p>Pin 6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RB0 / RPB0/ AN2</text:p>
          </table:table-cell>
          <table:table-cell office:value-type="string">
            <text:p>PGED1/C1IND/C2INB/C3IND/PMD0</text:p>
          </table:table-cell>
          <table:table-cell office:value-type="string">
            <text:p>Pin 7</text:p>
          </table:table-cell>
          <table:table-cell/>
          <table:table-cell office:value-type="string">
            <text:p>Y</text:p>
          </table:table-cell>
          <table:table-cell office:value-type="string">
            <text:p>PWM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B1 / RPB1/ AN3</text:p>
          </table:table-cell>
          <table:table-cell office:value-type="string">
            <text:p>PGEC1/C1INC/C2INA/CTED12/PMD1</text:p>
          </table:table-cell>
          <table:table-cell office:value-type="string">
            <text:p>Pin 8</text:p>
          </table:table-cell>
          <table:table-cell/>
          <table:table-cell office:value-type="string">
            <text:p>Y</text:p>
          </table:table-cell>
          <table:table-cell office:value-type="string">
            <text:p>PWM</text:p>
          </table:table-cell>
          <table:table-cell/>
        </table:table-row>
        <table:table-row table:style-name="ro9">
          <table:table-cell office:value-type="float" office:value="23">
            <text:p>23</text:p>
          </table:table-cell>
          <table:table-cell office:value-type="string">
            <text:p>RB2 / RPB2 / AN4 / SDA2</text:p>
          </table:table-cell>
          <table:table-cell office:value-type="string">
            <text:p>C1INB/C2IND/CTED13/PMD2/CNB2</text:p>
          </table:table-cell>
          <table:table-cell office:value-type="string">
            <text:p>Pin 9</text:p>
          </table:table-cell>
          <table:table-cell/>
          <table:table-cell office:value-type="string">
            <text:p>Y</text:p>
          </table:table-cell>
          <table:table-cell office:value-type="string">
            <text:p>PWM /I2C-&gt;SDA2 not remappable</text:p>
          </table:table-cell>
          <table:table-cell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RB3 / RPB3 / AN5 / SCL2</text:p>
          </table:table-cell>
          <table:table-cell office:value-type="string">
            <text:p>C1INA/C2INC/RTCC/PMWR/CNB3</text:p>
          </table:table-cell>
          <table:table-cell office:value-type="string">
            <text:p>Pin 10</text:p>
          </table:table-cell>
          <table:table-cell/>
          <table:table-cell office:value-type="string">
            <text:p>Y</text:p>
          </table:table-cell>
          <table:table-cell office:value-type="string">
            <text:p>PWM / I2C-&gt;SCL2 not remappable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C0 / RPC0 / AN6</text:p>
          </table:table-cell>
          <table:table-cell/>
          <table:table-cell office:value-type="string">
            <text:p>Pin 11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C1 / RPC1 / AN7</text:p>
          </table:table-cell>
          <table:table-cell/>
          <table:table-cell office:value-type="string">
            <text:p>Pin 12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C2 / RPC2 / AN8</text:p>
          </table:table-cell>
          <table:table-cell office:value-type="string">
            <text:p>PMA2</text:p>
          </table:table-cell>
          <table:table-cell office:value-type="string">
            <text:p>Pin 13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Vdd</text:p>
          </table:table-cell>
          <table:table-cell table:number-columns-repeated="6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A2 / RPA2</text:p>
          </table:table-cell>
          <table:table-cell office:value-type="string">
            <text:p>OSC1/CLKI</text:p>
          </table:table-cell>
          <table:table-cell office:value-type="string">
            <text:p>Pin 14</text:p>
          </table:table-cell>
          <table:table-cell/>
          <table:table-cell office:value-type="string">
            <text:p>Y</text:p>
          </table:table-cell>
          <table:table-cell office:value-type="string">
            <text:p>Used Crystal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A3 / RPA3</text:p>
          </table:table-cell>
          <table:table-cell office:value-type="string">
            <text:p>OSC2/CLKO</text:p>
          </table:table-cell>
          <table:table-cell office:value-type="string">
            <text:p>Pin 15</text:p>
          </table:table-cell>
          <table:table-cell/>
          <table:table-cell office:value-type="string">
            <text:p>Y</text:p>
          </table:table-cell>
          <table:table-cell office:value-type="string">
            <text:p>Used Crystal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A8 / RPA8</text:p>
          </table:table-cell>
          <table:table-cell office:value-type="string">
            <text:p>TDO/PMA8</text:p>
          </table:table-cell>
          <table:table-cell office:value-type="string">
            <text:p>Pin 16</text:p>
          </table:table-cell>
          <table:table-cell table:number-columns-repeated="2" office:value-type="string">
            <text:p>Y</text:p>
          </table:table-cell>
          <table:table-cell office:value-type="string">
            <text:p>PRG Button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B4 / RPB4</text:p>
          </table:table-cell>
          <table:table-cell office:value-type="string">
            <text:p>SOSCI</text:p>
          </table:table-cell>
          <table:table-cell office:value-type="string">
            <text:p>Pin 17</text:p>
          </table:table-cell>
          <table:table-cell/>
          <table:table-cell office:value-type="string">
            <text:p>Y</text:p>
          </table:table-cell>
          <table:table-cell office:value-type="string">
            <text:p>UART 1 Rx(Serial0)</text:p>
          </table:table-cell>
          <table:table-cell/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RA4 / RPA4 / T1CK</text:p>
          </table:table-cell>
          <table:table-cell office:value-type="string">
            <text:p>SOSCO/CTED9</text:p>
          </table:table-cell>
          <table:table-cell office:value-type="string">
            <text:p>Pin 18</text:p>
          </table:table-cell>
          <table:table-cell/>
          <table:table-cell office:value-type="string">
            <text:p>Y</text:p>
          </table:table-cell>
          <table:table-cell office:value-type="string">
            <text:p>UART 1 Tx(Serial0) / T1CK not remappable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A9 / RPA9</text:p>
          </table:table-cell>
          <table:table-cell office:value-type="string">
            <text:p>TDI/PMA9</text:p>
          </table:table-cell>
          <table:table-cell office:value-type="string">
            <text:p>Pin 19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RC3 / RPC3 / AN12</text:p>
          </table:table-cell>
          <table:table-cell/>
          <table:table-cell office:value-type="string">
            <text:p>Pin 20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C4 / RPC4</text:p>
          </table:table-cell>
          <table:table-cell office:value-type="string">
            <text:p>PMA4</text:p>
          </table:table-cell>
          <table:table-cell office:value-type="string">
            <text:p>Pin 24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RC5 / RPC5</text:p>
          </table:table-cell>
          <table:table-cell office:value-type="string">
            <text:p>PMA3</text:p>
          </table:table-cell>
          <table:table-cell office:value-type="string">
            <text:p>Pin 22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Vdd</text:p>
          </table:table-cell>
          <table:table-cell table:number-columns-repeated="6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B5 / RPB5 / USBID</text:p>
          </table:table-cell>
          <table:table-cell/>
          <table:table-cell office:value-type="string">
            <text:p>Pin 23</text:p>
          </table:table-cell>
          <table:table-cell table:number-columns-repeated="2" office:value-type="string">
            <text:p>Y</text:p>
          </table:table-cell>
          <table:table-cell office:value-type="string">
            <text:p>Used USB-ID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Vbus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B7 / RPB7 / INT0</text:p>
          </table:table-cell>
          <table:table-cell office:value-type="string">
            <text:p>CTED3/PMD5</text:p>
          </table:table-cell>
          <table:table-cell office:value-type="string">
            <text:p>Pin 24</text:p>
          </table:table-cell>
          <table:table-cell table:number-columns-repeated="2" office:value-type="string">
            <text:p>Y</text:p>
          </table:table-cell>
          <table:table-cell office:value-type="string">
            <text:p>INT0 not remappable</text:p>
          </table:table-cell>
          <table:table-cell/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RB8 / RPB8 / SCL1</text:p>
          </table:table-cell>
          <table:table-cell office:value-type="string">
            <text:p>CTED10/PMD4</text:p>
          </table:table-cell>
          <table:table-cell office:value-type="string">
            <text:p>Pin 25</text:p>
          </table:table-cell>
          <table:table-cell table:number-columns-repeated="2" office:value-type="string">
            <text:p>Y</text:p>
          </table:table-cell>
          <table:table-cell office:value-type="string">
            <text:p>UART 2 TX(Serial1) / I2C-&gt;SCL 1 not remappabl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472in" fo:margin-right="0.2283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3">08/03/2013</text:date>, <text:time>16:3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Lynes</meta:initial-creator>
    <meta:creation-date>2013-07-24T16:36:44</meta:creation-date>
    <dc:date>2013-07-29T20:23:03</dc:date>
    <dc:creator>Pete Lynes</dc:creator>
    <meta:editing-duration>PT13H07M37S</meta:editing-duration>
    <meta:editing-cycles>143</meta:editing-cycles>
    <meta:generator>OpenOffice.org/3.2$Linux OpenOffice.org_project/320m19$Build-9505</meta:generator>
    <meta:printed-by>Pete Lynes</meta:printed-by>
    <meta:print-date>2013-07-27T19:22:38</meta:print-date>
    <meta:document-statistic meta:table-count="5" meta:cell-count="1098" meta:object-count="0"/>
  </office:meta>
</office:document-meta>
</file>